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solid" svg:stroke-width="0.082cm" svg:stroke-color="#c00000" draw:stroke-linejoin="round" svg:stroke-linecap="butt" draw:fill="none" fo:padding-top="0.041cm" fo:padding-bottom="0.041cm" fo:padding-left="0.041cm" fo:padding-right="0.041cm"/>
    </style:style>
    <style:style style:name="gr6" style:family="graphic" style:parent-style-name="standard">
      <style:graphic-properties draw:stroke="solid" svg:stroke-width="0.082cm" svg:stroke-color="#9dc3e6" draw:stroke-linejoin="round" svg:stroke-linecap="butt" draw:fill="none" fo:padding-top="0.041cm" fo:padding-bottom="0.041cm" fo:padding-left="0.041cm" fo:padding-right="0.041cm"/>
    </style:style>
    <style:style style:name="gr7" style:family="graphic" style:parent-style-name="standard">
      <style:graphic-properties draw:stroke="dash" draw:stroke-dash="stroke-dash33" svg:stroke-width="0.082cm" svg:stroke-color="#c00000" draw:stroke-linejoin="round" svg:stroke-linecap="butt" draw:fill="none" fo:padding-top="0.041cm" fo:padding-bottom="0.041cm" fo:padding-left="0.041cm" fo:padding-right="0.041cm"/>
    </style:style>
    <style:style style:name="gr8" style:family="graphic" style:parent-style-name="standard">
      <style:graphic-properties draw:stroke="dash" draw:stroke-dash="stroke-dash33" svg:stroke-width="0.082cm" svg:stroke-color="#9dc3e6" draw:stroke-linejoin="round" svg:stroke-linecap="butt" draw:fill="none" fo:padding-top="0.041cm" fo:padding-bottom="0.041cm" fo:padding-left="0.041cm" fo:padding-right="0.041cm"/>
    </style:style>
    <style:style style:name="gr9" style:family="graphic" style:parent-style-name="standard">
      <style:graphic-properties draw:stroke="dash" draw:stroke-dash="stroke-dash30" svg:stroke-width="0.082cm" svg:stroke-color="#c00000" draw:stroke-linejoin="round" svg:stroke-linecap="butt" draw:fill="none" fo:padding-top="0.041cm" fo:padding-bottom="0.041cm" fo:padding-left="0.041cm" fo:padding-right="0.041cm"/>
    </style:style>
    <style:style style:name="gr10" style:family="graphic" style:parent-style-name="standard">
      <style:graphic-properties draw:stroke="dash" draw:stroke-dash="stroke-dash30" svg:stroke-width="0.082cm" svg:stroke-color="#9dc3e6" draw:stroke-linejoin="round" svg:stroke-linecap="butt" draw:fill="none" fo:padding-top="0.041cm" fo:padding-bottom="0.041cm" fo:padding-left="0.041cm" fo:padding-right="0.041cm"/>
    </style:style>
    <style:style style:name="gr11" style:family="graphic" style:parent-style-name="standard">
      <style:graphic-properties draw:stroke="none" draw:fill="solid" draw:fill-color="#d9d9d9"/>
    </style:style>
    <style:style style:name="gr12"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style>
    <style:style style:name="gr13"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4"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5" style:family="graphic" style:parent-style-name="standard">
      <style:graphic-properties draw:stroke="solid" svg:stroke-width="0.037cm" svg:stroke-color="#ffffff" draw:stroke-linejoin="round" svg:stroke-linecap="round" draw:fill="solid" draw:fill-color="#f2f2f2" fo:padding-top="0.018cm" fo:padding-bottom="0.018cm" fo:padding-left="0.018cm" fo:padding-right="0.018cm"/>
    </style:style>
    <style:style style:name="gr16" style:family="graphic" style:parent-style-name="standard">
      <style:graphic-properties draw:stroke="dash" draw:stroke-dash="stroke-dash35" svg:stroke-width="0.082cm" svg:stroke-color="#c00000" draw:stroke-linejoin="round" svg:stroke-linecap="butt" draw:fill="none" fo:padding-top="0.041cm" fo:padding-bottom="0.041cm" fo:padding-left="0.041cm" fo:padding-right="0.041cm"/>
    </style:style>
    <style:style style:name="gr17" style:family="graphic" style:parent-style-name="standard">
      <style:graphic-properties draw:stroke="dash" draw:stroke-dash="stroke-dash35" svg:stroke-width="0.082cm" svg:stroke-color="#9dc3e6" draw:stroke-linejoin="round" svg:stroke-linecap="butt" draw:fill="none" fo:padding-top="0.041cm" fo:padding-bottom="0.041cm" fo:padding-left="0.041cm" fo:padding-right="0.041cm"/>
    </style:style>
    <style:style style:name="gr18" style:family="graphic" style:parent-style-name="standard">
      <style:graphic-properties draw:stroke="dash" draw:stroke-dash="stroke-dash32" svg:stroke-width="0.082cm" svg:stroke-color="#c00000" draw:stroke-linejoin="round" svg:stroke-linecap="butt" draw:fill="none" fo:padding-top="0.041cm" fo:padding-bottom="0.041cm" fo:padding-left="0.041cm" fo:padding-right="0.041cm"/>
    </style:style>
    <style:style style:name="gr19" style:family="graphic" style:parent-style-name="standard">
      <style:graphic-properties draw:stroke="dash" draw:stroke-dash="stroke-dash32" svg:stroke-width="0.082cm" svg:stroke-color="#9dc3e6" draw:stroke-linejoin="round" svg:stroke-linecap="butt" draw:fill="none" fo:padding-top="0.041cm" fo:padding-bottom="0.041cm" fo:padding-left="0.041cm" fo:padding-right="0.041cm"/>
    </style:style>
    <style:style style:name="gr20" style:family="graphic" style:parent-style-name="standard">
      <style:graphic-properties draw:stroke="none" draw:fill="none" draw:textarea-horizontal-align="left" draw:textarea-vertical-align="top" draw:auto-grow-height="true" draw:auto-grow-width="true" fo:min-height="0.56cm" fo:min-width="0.819cm" fo:padding-top="0cm" fo:padding-bottom="0cm" fo:padding-left="0cm" fo:padding-right="0cm"/>
    </style:style>
    <style:style style:name="gr21" style:family="graphic" style:parent-style-name="standard">
      <style:graphic-properties draw:stroke="none" svg:stroke-color="#000000" draw:fill="none" draw:fill-color="#ffffff" fo:min-height="0.635cm"/>
    </style:style>
    <style:style style:name="gr22" style:family="graphic" style:parent-style-name="standard">
      <style:graphic-properties draw:stroke="none" svg:stroke-color="#000000" draw:fill="none" draw:fill-color="#ffffff" fo:min-height="0.56cm"/>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d9d9d9"/>
    </style:style>
    <style:style style:name="P5" style:family="paragraph">
      <style:paragraph-properties fo:text-align="start" style:writing-mode="lr-tb"/>
    </style:style>
    <style:style style:name="P6" style:family="paragraph">
      <loext:graphic-properties draw:fill="none"/>
      <style:text-properties fo:font-size="11pt" style:font-size-asian="11pt" style:font-size-complex="11pt"/>
    </style:style>
    <style:style style:name="P7" style:family="paragraph">
      <loext:graphic-properties draw:fill="none"/>
      <style:text-properties fo:font-size="14pt" style:font-size-asian="14pt" style:font-size-complex="14pt"/>
    </style:style>
    <style:style style:name="P8" style:family="paragraph">
      <loext:graphic-properties draw:fill="solid" draw:fill-color="#f2f2f2"/>
    </style:style>
    <style:style style:name="P9" style:family="paragraph">
      <loext:graphic-properties draw:fill="none" draw:fill-color="#ffffff"/>
    </style:style>
    <style:style style:name="T1" style:family="text">
      <style:text-properties fo:color="#1a1a1a" style:font-name="Helvetica1" fo:font-size="11pt" style:font-size-asian="11pt" style:font-name-complex="Helvetica1" style:font-size-complex="11pt"/>
    </style:style>
    <style:style style:name="T2" style:family="text">
      <style:text-properties fo:color="#4d4d4d" style:font-name="Helvetica1" fo:font-size="14pt" style:font-size-asian="14pt" style:font-name-complex="Helvetica1" style:font-size-complex="14pt"/>
    </style:style>
    <style:style style:name="T3" style:family="text">
      <style:text-properties fo:color="#000000" style:font-name="Helvetica1" fo:font-size="14pt" style:font-size-asian="14pt" style:font-name-complex="Helvetica1" style:font-size-complex="14pt"/>
    </style:style>
    <style:style style:name="T4" style:family="text">
      <style:text-properties fo:color="#000000" style:font-name="Helvetica1" fo:font-size="11pt" style:font-size-asian="11pt" style:font-name-complex="Helvetica1"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0.48cm" svg:height="17.78cm" svg:x="0cm" svg:y="0cm" svg:viewBox="0 0 30481 17781" draw:points="0,17781 30481,17781 30481,0 0,0">
          <text:p/>
        </draw:polygon>
        <draw:polygon draw:style-name="gr2" draw:text-style-name="P2" draw:layer="layout" svg:width="8.585cm" svg:height="6.339cm" svg:x="1.735cm" svg:y="0.874cm" svg:viewBox="0 0 8586 6340" draw:points="0,6340 8586,6340 8586,0 0,0">
          <text:p/>
        </draw:polygon>
        <draw:line draw:style-name="gr3" draw:text-style-name="P3" draw:layer="layout" svg:x1="1.735cm" svg:y1="5.41cm" svg:x2="10.321cm" svg:y2="5.41cm">
          <text:p/>
        </draw:line>
        <draw:line draw:style-name="gr3" draw:text-style-name="P3" draw:layer="layout" svg:x1="1.735cm" svg:y1="3.443cm" svg:x2="10.321cm" svg:y2="3.443cm">
          <text:p/>
        </draw:line>
        <draw:line draw:style-name="gr3" draw:text-style-name="P3" draw:layer="layout" svg:x1="1.735cm" svg:y1="1.475cm" svg:x2="10.321cm" svg:y2="1.475cm">
          <text:p/>
        </draw:line>
        <draw:line draw:style-name="gr3" draw:text-style-name="P3" draw:layer="layout" svg:x1="3.101cm" svg:y1="7.213cm" svg:x2="3.101cm" svg:y2="0.874cm">
          <text:p/>
        </draw:line>
        <draw:line draw:style-name="gr3" draw:text-style-name="P3" draw:layer="layout" svg:x1="5.052cm" svg:y1="7.213cm" svg:x2="5.052cm" svg:y2="0.874cm">
          <text:p/>
        </draw:line>
        <draw:line draw:style-name="gr3" draw:text-style-name="P3" draw:layer="layout" svg:x1="7.004cm" svg:y1="7.213cm" svg:x2="7.004cm" svg:y2="0.874cm">
          <text:p/>
        </draw:line>
        <draw:line draw:style-name="gr3" draw:text-style-name="P3" draw:layer="layout" svg:x1="8.955cm" svg:y1="7.213cm" svg:x2="8.955cm" svg:y2="0.874cm">
          <text:p/>
        </draw:line>
        <draw:line draw:style-name="gr4" draw:text-style-name="P3" draw:layer="layout" svg:x1="1.735cm" svg:y1="6.394cm" svg:x2="10.321cm" svg:y2="6.394cm">
          <text:p/>
        </draw:line>
        <draw:line draw:style-name="gr4" draw:text-style-name="P3" draw:layer="layout" svg:x1="1.735cm" svg:y1="4.427cm" svg:x2="10.321cm" svg:y2="4.427cm">
          <text:p/>
        </draw:line>
        <draw:line draw:style-name="gr4" draw:text-style-name="P3" draw:layer="layout" svg:x1="1.735cm" svg:y1="2.459cm" svg:x2="10.321cm" svg:y2="2.459cm">
          <text:p/>
        </draw:line>
        <draw:line draw:style-name="gr4" draw:text-style-name="P3" draw:layer="layout" svg:x1="2.125cm" svg:y1="7.213cm" svg:x2="2.125cm" svg:y2="0.874cm">
          <text:p/>
        </draw:line>
        <draw:line draw:style-name="gr4" draw:text-style-name="P3" draw:layer="layout" svg:x1="4.077cm" svg:y1="7.213cm" svg:x2="4.077cm" svg:y2="0.874cm">
          <text:p/>
        </draw:line>
        <draw:line draw:style-name="gr4" draw:text-style-name="P3" draw:layer="layout" svg:x1="6.028cm" svg:y1="7.213cm" svg:x2="6.028cm" svg:y2="0.874cm">
          <text:p/>
        </draw:line>
        <draw:line draw:style-name="gr4" draw:text-style-name="P3" draw:layer="layout" svg:x1="7.979cm" svg:y1="7.213cm" svg:x2="7.979cm" svg:y2="0.874cm">
          <text:p/>
        </draw:line>
        <draw:line draw:style-name="gr4" draw:text-style-name="P3" draw:layer="layout" svg:x1="9.931cm" svg:y1="7.213cm" svg:x2="9.931cm" svg:y2="0.874cm">
          <text:p/>
        </draw:line>
        <draw:polyline draw:style-name="gr5" draw:text-style-name="P3" draw:layer="layout" svg:width="7.806cm" svg:height="4.62cm" svg:x="2.125cm" svg:y="1.162cm" svg:viewBox="0 0 7807 4621" draw:points="0,0 39,23 78,46 117,69 156,92 195,116 234,139 273,162 313,185 351,208 391,231 430,254 468,277 508,300 546,323 586,346 625,370 664,393 703,416 742,439 781,462 820,485 859,508 898,531 937,554 976,577 1015,601 1054,624 1093,647 1132,670 1171,693 1210,716 1249,739 1288,762 1327,785 1366,808 1405,831 1444,855 1483,878 1522,901 1561,924 1600,947 1639,970 1679,993 1717,1016 1756,1040 1796,1062 1835,1085 1875,1109 1913,1132 1953,1156 1992,1179 2031,1202 2070,1225 2108,1248 2148,1271 2187,1295 2226,1317 2265,1341 2304,1364 2343,1387 2382,1410 2421,1433 2460,1456 2499,1479 2538,1502 2577,1525 2616,1549 2655,1571 2694,1595 2733,1618 2772,1641 2811,1664 2850,1687 2889,1710 2928,1733 2967,1756 3006,1780 3045,1803 3084,1826 3123,1849 3162,1872 3201,1895 3241,1918 3279,1941 3319,1964 3357,1987 3396,2010 3436,2034 3474,2057 3514,2080 3553,2103 3592,2126 3631,2149 3670,2172 3709,2195 3748,2218 3787,2241 3826,2264 3865,2288 3904,2311 3943,2334 3982,2357 4021,2380 4060,2403 4099,2426 4138,2449 4177,2472 4216,2495 4255,2519 4294,2542 4333,2565 4372,2588 4411,2611 4450,2634 4489,2657 4528,2680 4567,2703 4606,2726 4645,2749 4684,2773 4723,2796 4762,2819 4802,2842 4840,2865 4880,2888 4918,2911 4958,2934 4997,2958 5035,2980 5075,3004 5114,3027 5153,3050 5192,3073 5231,3096 5270,3119 5309,3142 5348,3165 5387,3188 5426,3212 5465,3234 5504,3258 5543,3281 5582,3304 5621,3327 5660,3350 5699,3373 5738,3396 5777,3419 5816,3443 5855,3466 5894,3488 5933,3512 5972,3535 6011,3558 6050,3581 6089,3604 6128,3627 6167,3650 6206,3673 6246,3697 6284,3720 6323,3743 6363,3766 6401,3789 6441,3812 6479,3835 6519,3858 6558,3881 6597,3904 6636,3927 6675,3951 6714,3974 6753,3997 6792,4020 6831,4043 6870,4066 6909,4089 6948,4112 6987,4135 7026,4158 7065,4182 7104,4205 7143,4228 7182,4251 7221,4274 7260,4297 7299,4320 7338,4343 7377,4366 7416,4389 7455,4412 7494,4436 7533,4459 7572,4482 7611,4505 7650,4528 7689,4551 7728,4574 7767,4597 7807,4621">
          <text:p/>
        </draw:polyline>
        <draw:polyline draw:style-name="gr6" draw:text-style-name="P3" draw:layer="layout" svg:width="7.806cm" svg:height="4.62cm" svg:x="2.125cm" svg:y="1.706cm" svg:viewBox="0 0 7807 4621" draw:points="0,0 39,24 78,46 117,70 156,93 195,116 234,139 273,162 313,185 351,208 391,231 430,255 468,278 508,301 546,324 586,347 625,370 664,393 703,416 742,439 781,462 820,485 859,509 898,532 937,555 976,578 1015,601 1054,625 1093,648 1132,671 1171,694 1210,717 1249,740 1288,764 1327,787 1366,810 1405,833 1444,856 1483,879 1522,902 1561,925 1600,948 1639,971 1679,995 1717,1018 1756,1041 1796,1064 1835,1087 1875,1110 1913,1133 1953,1156 1992,1179 2031,1202 2070,1225 2108,1249 2148,1272 2187,1295 2226,1318 2265,1341 2304,1364 2343,1387 2382,1410 2421,1434 2460,1456 2499,1480 2538,1503 2577,1526 2616,1549 2655,1572 2694,1595 2733,1618 2772,1641 2811,1664 2850,1688 2889,1710 2928,1734 2967,1757 3006,1780 3045,1803 3084,1826 3123,1849 3162,1872 3201,1895 3241,1918 3279,1942 3319,1964 3357,1988 3396,2011 3436,2034 3474,2057 3514,2080 3553,2103 3592,2126 3631,2149 3670,2173 3709,2196 3748,2219 3787,2242 3826,2265 3865,2288 3904,2311 3943,2334 3982,2357 4021,2380 4060,2403 4099,2427 4138,2450 4177,2473 4216,2496 4255,2519 4294,2542 4333,2565 4372,2588 4411,2611 4450,2634 4489,2658 4528,2681 4567,2704 4606,2727 4645,2750 4684,2773 4723,2796 4762,2819 4802,2842 4840,2865 4880,2888 4918,2912 4958,2935 4997,2958 5035,2981 5075,3004 5114,3027 5153,3050 5192,3073 5231,3097 5270,3119 5309,3142 5348,3166 5387,3189 5426,3212 5465,3235 5504,3258 5543,3281 5582,3304 5621,3327 5660,3351 5699,3373 5738,3397 5777,3420 5816,3443 5855,3466 5894,3489 5933,3512 5972,3535 6011,3558 6050,3581 6089,3605 6128,3627 6167,3651 6206,3674 6246,3697 6284,3720 6323,3743 6363,3766 6401,3789 6441,3812 6479,3836 6519,3859 6558,3882 6597,3905 6636,3928 6675,3951 6714,3974 6753,3997 6792,4020 6831,4043 6870,4066 6909,4090 6948,4113 6987,4136 7026,4159 7065,4182 7104,4205 7143,4228 7182,4251 7221,4274 7260,4297 7299,4320 7338,4344 7377,4367 7416,4390 7455,4413 7494,4436 7533,4459 7572,4482 7611,4505 7650,4528 7689,4551 7728,4575 7767,4598 7807,4621">
          <text:p/>
        </draw:polyline>
        <draw:polyline draw:style-name="gr7" draw:text-style-name="P3" draw:layer="layout" svg:width="7.806cm" svg:height="2.629cm" svg:x="2.125cm" svg:y="4.149cm" svg:viewBox="0 0 7807 2630" draw:points="0,0 39,13 78,26 117,39 156,52 195,66 234,79 273,92 313,105 351,118 391,131 430,145 468,158 508,171 546,184 586,197 625,210 664,224 703,237 742,250 781,263 820,276 859,289 898,302 937,316 976,329 1015,342 1054,355 1093,368 1132,381 1171,394 1210,407 1249,421 1288,434 1327,447 1366,460 1405,473 1444,486 1483,499 1522,513 1561,526 1600,539 1639,552 1679,565 1717,578 1756,591 1796,605 1835,618 1875,631 1913,644 1953,657 1992,671 2031,684 2070,697 2108,710 2148,723 2187,736 2226,749 2265,763 2304,776 2343,789 2382,802 2421,815 2460,828 2499,841 2538,855 2577,868 2616,881 2655,894 2694,907 2733,920 2772,933 2811,946 2850,960 2889,973 2928,986 2967,999 3006,1012 3045,1025 3084,1038 3123,1052 3162,1065 3201,1078 3241,1091 3279,1104 3319,1117 3357,1131 3396,1144 3436,1157 3474,1170 3514,1183 3553,1196 3592,1210 3631,1223 3670,1236 3709,1249 3748,1262 3787,1275 3826,1288 3865,1302 3904,1315 3943,1328 3982,1341 4021,1354 4060,1367 4099,1380 4138,1394 4177,1407 4216,1420 4255,1433 4294,1446 4333,1459 4372,1472 4411,1485 4450,1499 4489,1512 4528,1525 4567,1538 4606,1551 4645,1564 4684,1577 4723,1591 4762,1604 4802,1617 4840,1630 4880,1643 4918,1657 4958,1670 4997,1683 5035,1696 5075,1709 5114,1722 5153,1736 5192,1749 5231,1762 5270,1775 5309,1788 5348,1801 5387,1814 5426,1827 5465,1841 5504,1854 5543,1867 5582,1880 5621,1893 5660,1906 5699,1919 5738,1933 5777,1946 5816,1959 5855,1972 5894,1985 5933,1998 5972,2011 6011,2024 6050,2038 6089,2051 6128,2064 6167,2077 6206,2090 6246,2103 6284,2117 6323,2130 6363,2143 6401,2156 6441,2169 6479,2183 6519,2196 6558,2209 6597,2222 6636,2235 6675,2248 6714,2261 6753,2275 6792,2288 6831,2301 6870,2314 6909,2327 6948,2340 6987,2353 7026,2366 7065,2380 7104,2393 7143,2406 7182,2419 7221,2433 7260,2446 7299,2459 7338,2473 7377,2486 7416,2499 7455,2512 7494,2525 7533,2538 7572,2551 7611,2565 7650,2578 7689,2591 7728,2604 7767,2617 7807,2630">
          <text:p/>
        </draw:polyline>
        <draw:polyline draw:style-name="gr8" draw:text-style-name="P3" draw:layer="layout" svg:width="7.806cm" svg:height="2.63cm" svg:x="2.125cm" svg:y="4.296cm" svg:viewBox="0 0 7807 2631" draw:points="0,0 39,13 78,26 117,39 156,53 195,66 234,79 273,92 313,105 351,118 391,132 430,145 468,158 508,171 546,184 586,197 625,210 664,223 703,237 742,250 781,263 820,276 859,289 898,302 937,315 976,329 1015,342 1054,355 1093,368 1132,381 1171,394 1210,407 1249,420 1288,434 1327,447 1366,460 1405,473 1444,486 1483,500 1522,513 1561,526 1600,539 1639,552 1679,565 1717,579 1756,592 1796,605 1835,618 1875,631 1913,644 1953,657 1992,671 2031,684 2070,697 2108,710 2148,723 2187,736 2226,749 2265,762 2304,776 2343,789 2382,802 2421,815 2460,828 2499,841 2538,854 2577,868 2616,881 2655,894 2694,907 2733,920 2772,933 2811,946 2850,960 2889,973 2928,986 2967,999 3006,1012 3045,1026 3084,1039 3123,1052 3162,1065 3201,1078 3241,1091 3279,1104 3319,1118 3357,1131 3396,1144 3436,1157 3474,1170 3514,1183 3553,1196 3592,1210 3631,1223 3670,1236 3709,1249 3748,1262 3787,1275 3826,1288 3865,1301 3904,1315 3943,1328 3982,1341 4021,1354 4060,1367 4099,1380 4138,1393 4177,1407 4216,1420 4255,1433 4294,1446 4333,1459 4372,1472 4411,1486 4450,1499 4489,1512 4528,1525 4567,1538 4606,1551 4645,1565 4684,1578 4723,1591 4762,1604 4802,1617 4840,1630 4880,1643 4918,1657 4958,1670 4997,1683 5035,1696 5075,1709 5114,1722 5153,1735 5192,1749 5231,1762 5270,1775 5309,1788 5348,1801 5387,1814 5426,1827 5465,1840 5504,1854 5543,1867 5582,1880 5621,1893 5660,1906 5699,1919 5738,1932 5777,1946 5816,1959 5855,1972 5894,1985 5933,1998 5972,2012 6011,2025 6050,2038 6089,2051 6128,2064 6167,2077 6206,2091 6246,2104 6284,2117 6323,2130 6363,2143 6401,2156 6441,2169 6479,2182 6519,2196 6558,2209 6597,2222 6636,2235 6675,2248 6714,2261 6753,2274 6792,2289 6831,2302 6870,2315 6909,2328 6948,2341 6987,2354 7026,2367 7065,2380 7104,2394 7143,2407 7182,2420 7221,2433 7260,2446 7299,2459 7338,2473 7377,2486 7416,2499 7455,2512 7494,2525 7533,2539 7572,2552 7611,2565 7650,2578 7689,2591 7728,2604 7767,2617 7807,2631">
          <text:p/>
        </draw:polyline>
        <draw:polyline draw:style-name="gr9" draw:text-style-name="P3" draw:layer="layout" svg:width="7.806cm" svg:height="2.629cm" svg:x="2.125cm" svg:y="3.557cm" svg:viewBox="0 0 7807 2630" draw:points="0,0 39,13 78,26 117,39 156,52 195,65 234,79 273,92 313,105 351,118 391,131 430,144 468,157 508,171 546,184 586,197 625,210 664,223 703,236 742,249 781,262 820,276 859,289 898,302 937,315 976,328 1015,341 1054,354 1093,368 1132,381 1171,395 1210,408 1249,421 1288,434 1327,448 1366,461 1405,474 1444,487 1483,500 1522,513 1561,527 1600,540 1639,553 1679,566 1717,579 1756,592 1796,605 1835,619 1875,632 1913,645 1953,658 1992,671 2031,684 2070,697 2108,711 2148,724 2187,737 2226,750 2265,763 2304,776 2343,789 2382,802 2421,816 2460,829 2499,842 2538,855 2577,868 2616,881 2655,894 2694,908 2733,921 2772,934 2811,947 2850,960 2889,974 2928,987 2967,1000 3006,1013 3045,1026 3084,1039 3123,1053 3162,1066 3201,1079 3241,1092 3279,1105 3319,1118 3357,1131 3396,1144 3436,1158 3474,1171 3514,1184 3553,1197 3592,1210 3631,1223 3670,1236 3709,1250 3748,1263 3787,1276 3826,1289 3865,1302 3904,1315 3943,1328 3982,1341 4021,1355 4060,1368 4099,1381 4138,1394 4177,1407 4216,1420 4255,1434 4294,1447 4333,1460 4372,1473 4411,1486 4450,1500 4489,1513 4528,1526 4567,1539 4606,1552 4645,1565 4684,1578 4723,1592 4762,1605 4802,1618 4840,1631 4880,1644 4918,1657 4958,1670 4997,1683 5035,1697 5075,1710 5114,1723 5153,1736 5192,1749 5231,1762 5270,1775 5309,1789 5348,1802 5387,1815 5426,1828 5465,1841 5504,1854 5543,1867 5582,1881 5621,1894 5660,1907 5699,1920 5738,1933 5777,1946 5816,1960 5855,1973 5894,1986 5933,1999 5972,2012 6011,2025 6050,2039 6089,2052 6128,2065 6167,2078 6206,2091 6246,2104 6284,2117 6323,2131 6363,2144 6401,2157 6441,2170 6479,2183 6519,2196 6558,2209 6597,2222 6636,2236 6675,2249 6714,2262 6753,2275 6792,2288 6831,2301 6870,2314 6909,2328 6948,2341 6987,2354 7026,2367 7065,2380 7104,2393 7143,2407 7182,2420 7221,2433 7260,2446 7299,2459 7338,2472 7377,2486 7416,2499 7455,2512 7494,2525 7533,2538 7572,2551 7611,2564 7650,2578 7689,2591 7728,2604 7767,2617 7807,2630">
          <text:p/>
        </draw:polyline>
        <draw:polyline draw:style-name="gr10" draw:text-style-name="P3" draw:layer="layout" svg:width="7.806cm" svg:height="2.629cm" svg:x="2.125cm" svg:y="3.704cm" svg:viewBox="0 0 7807 2630" draw:points="0,0 39,13 78,26 117,39 156,52 195,65 234,78 273,92 313,105 351,118 391,131 430,144 468,157 508,170 546,184 586,197 625,210 664,223 703,236 742,250 781,263 820,277 859,290 898,303 937,316 976,329 1015,343 1054,356 1093,369 1132,382 1171,395 1210,408 1249,421 1288,435 1327,448 1366,461 1405,474 1444,487 1483,500 1522,513 1561,527 1600,540 1639,553 1679,566 1717,579 1756,592 1796,605 1835,618 1875,632 1913,645 1953,658 1992,671 2031,684 2070,697 2108,710 2148,724 2187,737 2226,750 2265,763 2304,776 2343,789 2382,803 2421,816 2460,829 2499,842 2538,855 2577,868 2616,882 2655,895 2694,908 2733,921 2772,934 2811,947 2850,960 2889,974 2928,987 2967,1000 3006,1013 3045,1026 3084,1039 3123,1052 3162,1066 3201,1079 3241,1092 3279,1105 3319,1118 3357,1131 3396,1144 3436,1157 3474,1171 3514,1184 3553,1197 3592,1210 3631,1223 3670,1236 3709,1250 3748,1263 3787,1276 3826,1289 3865,1302 3904,1315 3943,1329 3982,1342 4021,1355 4060,1368 4099,1381 4138,1394 4177,1407 4216,1421 4255,1434 4294,1447 4333,1460 4372,1473 4411,1486 4450,1499 4489,1513 4528,1526 4567,1539 4606,1552 4645,1565 4684,1578 4723,1591 4762,1604 4802,1618 4840,1631 4880,1644 4918,1657 4958,1670 4997,1683 5035,1696 5075,1710 5114,1723 5153,1736 5192,1749 5231,1762 5270,1775 5309,1789 5348,1802 5387,1815 5426,1828 5465,1841 5504,1855 5543,1868 5582,1881 5621,1894 5660,1907 5699,1920 5738,1933 5777,1946 5816,1960 5855,1973 5894,1986 5933,1999 5972,2012 6011,2025 6050,2038 6089,2052 6128,2065 6167,2078 6206,2091 6246,2104 6284,2117 6323,2130 6363,2143 6401,2157 6441,2170 6479,2183 6519,2196 6558,2209 6597,2222 6636,2236 6675,2249 6714,2262 6753,2275 6792,2288 6831,2301 6870,2315 6909,2328 6948,2341 6987,2354 7026,2367 7065,2380 7104,2394 7143,2407 7182,2420 7221,2433 7260,2446 7299,2459 7338,2472 7377,2485 7416,2499 7455,2512 7494,2525 7533,2538 7572,2551 7611,2564 7650,2577 7689,2591 7728,2604 7767,2617 7807,2630">
          <text:p/>
        </draw:polyline>
        <draw:polygon draw:style-name="gr2" draw:text-style-name="P2" draw:layer="layout" svg:width="8.585cm" svg:height="6.34cm" svg:x="1.735cm" svg:y="8.088cm" svg:viewBox="0 0 8586 6341" draw:points="0,6341 8586,6341 8586,0 0,0">
          <text:p/>
        </draw:polygon>
        <draw:line draw:style-name="gr3" draw:text-style-name="P3" draw:layer="layout" svg:x1="1.735cm" svg:y1="12.901cm" svg:x2="10.321cm" svg:y2="12.901cm">
          <text:p/>
        </draw:line>
        <draw:line draw:style-name="gr3" draw:text-style-name="P3" draw:layer="layout" svg:x1="1.735cm" svg:y1="10.453cm" svg:x2="10.321cm" svg:y2="10.453cm">
          <text:p/>
        </draw:line>
        <draw:line draw:style-name="gr3" draw:text-style-name="P3" draw:layer="layout" svg:x1="3.101cm" svg:y1="14.428cm" svg:x2="3.101cm" svg:y2="8.088cm">
          <text:p/>
        </draw:line>
        <draw:line draw:style-name="gr3" draw:text-style-name="P3" draw:layer="layout" svg:x1="5.052cm" svg:y1="14.428cm" svg:x2="5.052cm" svg:y2="8.088cm">
          <text:p/>
        </draw:line>
        <draw:line draw:style-name="gr3" draw:text-style-name="P3" draw:layer="layout" svg:x1="7.004cm" svg:y1="14.428cm" svg:x2="7.004cm" svg:y2="8.088cm">
          <text:p/>
        </draw:line>
        <draw:line draw:style-name="gr3" draw:text-style-name="P3" draw:layer="layout" svg:x1="8.955cm" svg:y1="14.428cm" svg:x2="8.955cm" svg:y2="8.088cm">
          <text:p/>
        </draw:line>
        <draw:line draw:style-name="gr4" draw:text-style-name="P3" draw:layer="layout" svg:x1="1.735cm" svg:y1="14.125cm" svg:x2="10.321cm" svg:y2="14.125cm">
          <text:p/>
        </draw:line>
        <draw:line draw:style-name="gr4" draw:text-style-name="P3" draw:layer="layout" svg:x1="1.735cm" svg:y1="11.678cm" svg:x2="10.321cm" svg:y2="11.678cm">
          <text:p/>
        </draw:line>
        <draw:line draw:style-name="gr4" draw:text-style-name="P3" draw:layer="layout" svg:x1="1.735cm" svg:y1="9.23cm" svg:x2="10.321cm" svg:y2="9.23cm">
          <text:p/>
        </draw:line>
        <draw:line draw:style-name="gr4" draw:text-style-name="P3" draw:layer="layout" svg:x1="2.125cm" svg:y1="14.428cm" svg:x2="2.125cm" svg:y2="8.088cm">
          <text:p/>
        </draw:line>
        <draw:line draw:style-name="gr4" draw:text-style-name="P3" draw:layer="layout" svg:x1="4.077cm" svg:y1="14.428cm" svg:x2="4.077cm" svg:y2="8.088cm">
          <text:p/>
        </draw:line>
        <draw:line draw:style-name="gr4" draw:text-style-name="P3" draw:layer="layout" svg:x1="6.028cm" svg:y1="14.428cm" svg:x2="6.028cm" svg:y2="8.088cm">
          <text:p/>
        </draw:line>
        <draw:line draw:style-name="gr4" draw:text-style-name="P3" draw:layer="layout" svg:x1="7.979cm" svg:y1="14.428cm" svg:x2="7.979cm" svg:y2="8.088cm">
          <text:p/>
        </draw:line>
        <draw:line draw:style-name="gr4" draw:text-style-name="P3" draw:layer="layout" svg:x1="9.931cm" svg:y1="14.428cm" svg:x2="9.931cm" svg:y2="8.088cm">
          <text:p/>
        </draw:line>
        <draw:polyline draw:style-name="gr5" draw:text-style-name="P3" draw:layer="layout" svg:width="7.806cm" svg:height="5.746cm" svg:x="2.125cm" svg:y="8.376cm" svg:viewBox="0 0 7807 5747" draw:points="0,0 39,29 78,58 117,86 156,115 195,144 234,172 273,201 313,230 351,260 391,288 430,317 468,346 508,374 546,403 586,432 625,461 664,489 703,518 742,547 781,576 820,604 859,633 898,662 937,691 976,719 1015,748 1054,777 1093,806 1132,834 1171,863 1210,892 1249,921 1288,949 1327,978 1366,1007 1405,1036 1444,1064 1483,1093 1522,1122 1561,1150 1600,1179 1639,1208 1679,1237 1717,1265 1756,1294 1796,1323 1835,1352 1875,1380 1913,1409 1953,1438 1992,1466 2031,1495 2070,1524 2108,1553 2148,1581 2187,1610 2226,1639 2265,1667 2304,1696 2343,1725 2382,1754 2421,1782 2460,1811 2499,1840 2538,1868 2577,1897 2616,1926 2655,1955 2694,1983 2733,2012 2772,2041 2811,2070 2850,2098 2889,2127 2928,2156 2967,2185 3006,2213 3045,2242 3084,2271 3123,2300 3162,2328 3201,2357 3241,2386 3279,2415 3319,2443 3357,2472 3396,2501 3436,2530 3474,2558 3514,2587 3553,2616 3592,2644 3631,2673 3670,2702 3709,2731 3748,2759 3787,2788 3826,2817 3865,2846 3904,2874 3943,2903 3982,2932 4021,2960 4060,2989 4099,3018 4138,3047 4177,3075 4216,3104 4255,3133 4294,3161 4333,3190 4372,3219 4411,3248 4450,3276 4489,3305 4528,3334 4567,3363 4606,3391 4645,3420 4684,3449 4723,3477 4762,3506 4802,3535 4840,3564 4880,3592 4918,3621 4958,3650 4997,3679 5035,3707 5075,3736 5114,3765 5153,3794 5192,3822 5231,3851 5270,3880 5309,3909 5348,3937 5387,3966 5426,3995 5465,4024 5504,4052 5543,4081 5582,4110 5621,4138 5660,4167 5699,4196 5738,4225 5777,4253 5816,4282 5855,4311 5894,4340 5933,4368 5972,4397 6011,4426 6050,4454 6089,4483 6128,4512 6167,4541 6206,4569 6246,4598 6284,4627 6323,4655 6363,4684 6401,4713 6441,4742 6479,4770 6519,4799 6558,4828 6597,4857 6636,4885 6675,4914 6714,4943 6753,4971 6792,5000 6831,5029 6870,5058 6909,5087 6948,5115 6987,5144 7026,5173 7065,5202 7104,5230 7143,5259 7182,5288 7221,5317 7260,5345 7299,5374 7338,5403 7377,5431 7416,5460 7455,5489 7494,5518 7533,5546 7572,5575 7611,5604 7650,5632 7689,5661 7728,5690 7767,5719 7807,5747">
          <text:p/>
        </draw:polyline>
        <draw:polyline draw:style-name="gr6" draw:text-style-name="P3" draw:layer="layout" svg:width="7.806cm" svg:height="5.747cm" svg:x="2.125cm" svg:y="8.393cm" svg:viewBox="0 0 7807 5748" draw:points="0,0 39,29 78,58 117,87 156,115 195,144 234,173 273,201 313,231 351,260 391,289 430,317 468,346 508,375 546,404 586,432 625,461 664,490 703,518 742,547 781,576 820,605 859,633 898,662 937,691 976,719 1015,748 1054,777 1093,806 1132,834 1171,863 1210,892 1249,920 1288,949 1327,978 1366,1007 1405,1035 1444,1064 1483,1093 1522,1122 1561,1150 1600,1179 1639,1208 1679,1237 1717,1265 1756,1294 1796,1323 1835,1352 1875,1381 1913,1409 1953,1438 1992,1467 2031,1495 2070,1524 2108,1553 2148,1582 2187,1610 2226,1639 2265,1668 2304,1696 2343,1725 2382,1754 2421,1783 2460,1811 2499,1840 2538,1869 2577,1898 2616,1926 2655,1955 2694,1984 2733,2012 2772,2041 2811,2070 2850,2099 2889,2127 2928,2156 2967,2185 3006,2213 3045,2242 3084,2271 3123,2300 3162,2328 3201,2357 3241,2386 3279,2415 3319,2443 3357,2472 3396,2501 3436,2530 3474,2558 3514,2587 3553,2616 3592,2645 3631,2673 3670,2702 3709,2731 3748,2760 3787,2788 3826,2817 3865,2846 3904,2875 3943,2903 3982,2932 4021,2961 4060,2989 4099,3018 4138,3047 4177,3076 4216,3104 4255,3133 4294,3162 4333,3190 4372,3219 4411,3248 4450,3277 4489,3305 4528,3334 4567,3363 4606,3392 4645,3420 4684,3449 4723,3478 4762,3506 4802,3535 4840,3564 4880,3593 4918,3621 4958,3650 4997,3679 5035,3707 5075,3736 5114,3765 5153,3794 5192,3822 5231,3851 5270,3880 5309,3909 5348,3937 5387,3966 5426,3995 5465,4024 5504,4052 5543,4081 5582,4110 5621,4139 5660,4167 5699,4196 5738,4225 5777,4254 5816,4282 5855,4311 5894,4340 5933,4369 5972,4397 6011,4426 6050,4455 6089,4483 6128,4512 6167,4541 6206,4570 6246,4598 6284,4627 6323,4656 6363,4685 6401,4713 6441,4742 6479,4771 6519,4799 6558,4828 6597,4857 6636,4886 6675,4914 6714,4943 6753,4972 6792,5000 6831,5029 6870,5058 6909,5087 6948,5115 6987,5144 7026,5173 7065,5201 7104,5230 7143,5259 7182,5288 7221,5316 7260,5345 7299,5374 7338,5403 7377,5431 7416,5460 7455,5489 7494,5518 7533,5546 7572,5575 7611,5604 7650,5633 7689,5661 7728,5690 7767,5719 7807,5748">
          <text:p/>
        </draw:polyline>
        <draw:polyline draw:style-name="gr7" draw:text-style-name="P3" draw:layer="layout" svg:width="7.806cm" svg:height="3.271cm" svg:x="2.125cm" svg:y="10.272cm" svg:viewBox="0 0 7807 3272" draw:points="0,0 39,16 78,32 117,49 156,65 195,82 234,98 273,114 313,131 351,147 391,163 430,180 468,196 508,212 546,229 586,245 625,261 664,278 703,294 742,310 781,327 820,343 859,360 898,376 937,392 976,409 1015,425 1054,441 1093,458 1132,474 1171,490 1210,507 1249,523 1288,539 1327,556 1366,572 1405,588 1444,605 1483,621 1522,638 1561,654 1600,670 1639,687 1679,703 1717,719 1756,736 1796,752 1835,768 1875,785 1913,801 1953,817 1992,834 2031,850 2070,866 2108,883 2148,899 2187,915 2226,932 2265,948 2304,965 2343,981 2382,997 2421,1014 2460,1030 2499,1046 2538,1063 2577,1079 2616,1095 2655,1112 2694,1128 2733,1144 2772,1161 2811,1178 2850,1194 2889,1211 2928,1227 2967,1244 3006,1260 3045,1276 3084,1293 3123,1309 3162,1325 3201,1342 3241,1358 3279,1374 3319,1391 3357,1407 3396,1423 3436,1440 3474,1456 3514,1472 3553,1489 3592,1505 3631,1522 3670,1538 3709,1554 3748,1571 3787,1587 3826,1603 3865,1620 3904,1636 3943,1652 3982,1669 4021,1685 4060,1701 4099,1718 4138,1734 4177,1750 4216,1767 4255,1783 4294,1799 4333,1816 4372,1832 4411,1849 4450,1865 4489,1881 4528,1898 4567,1914 4606,1930 4645,1947 4684,1963 4723,1979 4762,1996 4802,2012 4840,2029 4880,2045 4918,2061 4958,2078 4997,2094 5035,2110 5075,2127 5114,2143 5153,2159 5192,2176 5231,2192 5270,2208 5309,2225 5348,2241 5387,2258 5426,2274 5465,2290 5504,2307 5543,2323 5582,2339 5621,2356 5660,2372 5699,2388 5738,2405 5777,2421 5816,2437 5855,2454 5894,2470 5933,2487 5972,2503 6011,2519 6050,2536 6089,2552 6128,2568 6167,2585 6206,2601 6246,2617 6284,2634 6323,2650 6363,2667 6401,2683 6441,2699 6479,2716 6519,2732 6558,2748 6597,2765 6636,2781 6675,2797 6714,2814 6753,2830 6792,2846 6831,2863 6870,2879 6909,2896 6948,2912 6987,2928 7026,2945 7065,2961 7104,2977 7143,2994 7182,3010 7221,3026 7260,3043 7299,3059 7338,3075 7377,3092 7416,3108 7455,3125 7494,3141 7533,3157 7572,3174 7611,3190 7650,3206 7689,3223 7728,3239 7767,3255 7807,3272">
          <text:p/>
        </draw:polyline>
        <draw:polyline draw:style-name="gr8" draw:text-style-name="P3" draw:layer="layout" svg:width="7.806cm" svg:height="3.271cm" svg:x="2.125cm" svg:y="10.743cm" svg:viewBox="0 0 7807 3272" draw:points="0,0 39,17 78,33 117,49 156,66 195,82 234,98 273,115 313,131 351,147 391,164 430,180 468,196 508,213 546,229 586,246 625,262 664,278 703,295 742,311 781,327 820,344 859,360 898,376 937,393 976,409 1015,425 1054,442 1093,458 1132,474 1171,491 1210,507 1249,524 1288,540 1327,556 1366,573 1405,589 1444,605 1483,622 1522,638 1561,654 1600,671 1639,687 1679,704 1717,721 1756,737 1796,753 1835,770 1875,786 1913,803 1953,819 1992,835 2031,852 2070,868 2108,884 2148,901 2187,917 2226,933 2265,950 2304,966 2343,982 2382,999 2421,1015 2460,1031 2499,1048 2538,1064 2577,1080 2616,1097 2655,1113 2694,1130 2733,1146 2772,1162 2811,1179 2850,1195 2889,1211 2928,1228 2967,1244 3006,1260 3045,1277 3084,1293 3123,1309 3162,1326 3201,1342 3241,1358 3279,1375 3319,1391 3357,1408 3396,1424 3436,1440 3474,1457 3514,1473 3553,1489 3592,1506 3631,1522 3670,1538 3709,1555 3748,1571 3787,1587 3826,1604 3865,1620 3904,1636 3943,1653 3982,1669 4021,1686 4060,1702 4099,1718 4138,1735 4177,1751 4216,1767 4255,1784 4294,1800 4333,1816 4372,1833 4411,1849 4450,1865 4489,1882 4528,1898 4567,1915 4606,1931 4645,1947 4684,1964 4723,1980 4762,1996 4802,2013 4840,2029 4880,2045 4918,2062 4958,2078 4997,2094 5035,2111 5075,2127 5114,2144 5153,2160 5192,2176 5231,2193 5270,2209 5309,2225 5348,2242 5387,2258 5426,2274 5465,2291 5504,2307 5543,2323 5582,2340 5621,2356 5660,2373 5699,2389 5738,2405 5777,2422 5816,2438 5855,2454 5894,2471 5933,2487 5972,2503 6011,2520 6050,2536 6089,2553 6128,2569 6167,2585 6206,2602 6246,2618 6284,2634 6323,2651 6363,2667 6401,2683 6441,2700 6479,2716 6519,2732 6558,2749 6597,2765 6636,2782 6675,2798 6714,2814 6753,2831 6792,2847 6831,2863 6870,2880 6909,2896 6948,2912 6987,2929 7026,2945 7065,2962 7104,2978 7143,2994 7182,3011 7221,3027 7260,3043 7299,3060 7338,3076 7377,3092 7416,3109 7455,3125 7494,3141 7533,3158 7572,3174 7611,3190 7650,3207 7689,3223 7728,3239 7767,3256 7807,3272">
          <text:p/>
        </draw:polyline>
        <draw:polyline draw:style-name="gr9" draw:text-style-name="P3" draw:layer="layout" svg:width="7.806cm" svg:height="3.271cm" svg:x="2.125cm" svg:y="9.535cm" svg:viewBox="0 0 7807 3272" draw:points="0,0 39,16 78,33 117,49 156,65 195,82 234,98 273,114 313,131 351,147 391,163 430,180 468,196 508,212 546,229 586,245 625,261 664,278 703,294 742,311 781,327 820,343 859,360 898,376 937,392 976,409 1015,425 1054,441 1093,458 1132,474 1171,490 1210,507 1249,523 1288,539 1327,556 1366,572 1405,589 1444,605 1483,621 1522,638 1561,654 1600,670 1639,687 1679,703 1717,719 1756,736 1796,752 1835,768 1875,785 1913,801 1953,817 1992,834 2031,850 2070,867 2108,883 2148,899 2187,916 2226,932 2265,948 2304,965 2343,981 2382,997 2421,1014 2460,1030 2499,1046 2538,1063 2577,1079 2616,1095 2655,1112 2694,1128 2733,1144 2772,1161 2811,1177 2850,1194 2889,1210 2928,1226 2967,1243 3006,1259 3045,1275 3084,1292 3123,1308 3162,1324 3201,1341 3241,1357 3279,1373 3319,1390 3357,1406 3396,1422 3436,1439 3474,1455 3514,1472 3553,1488 3592,1504 3631,1521 3670,1537 3709,1553 3748,1570 3787,1586 3826,1602 3865,1619 3904,1635 3943,1652 3982,1668 4021,1684 4060,1701 4099,1717 4138,1733 4177,1750 4216,1766 4255,1782 4294,1799 4333,1815 4372,1831 4411,1848 4450,1864 4489,1881 4528,1897 4567,1914 4606,1931 4645,1947 4684,1963 4723,1980 4762,1996 4802,2012 4840,2029 4880,2045 4918,2062 4958,2078 4997,2094 5035,2111 5075,2127 5114,2143 5153,2160 5192,2176 5231,2192 5270,2209 5309,2225 5348,2241 5387,2258 5426,2274 5465,2291 5504,2307 5543,2323 5582,2340 5621,2356 5660,2372 5699,2389 5738,2405 5777,2421 5816,2438 5855,2454 5894,2471 5933,2487 5972,2503 6011,2520 6050,2536 6089,2552 6128,2569 6167,2585 6206,2601 6246,2618 6284,2634 6323,2650 6363,2667 6401,2683 6441,2699 6479,2716 6519,2732 6558,2749 6597,2765 6636,2781 6675,2798 6714,2814 6753,2830 6792,2847 6831,2863 6870,2879 6909,2896 6948,2912 6987,2928 7026,2945 7065,2961 7104,2977 7143,2994 7182,3010 7221,3027 7260,3043 7299,3059 7338,3076 7377,3092 7416,3108 7455,3125 7494,3141 7533,3157 7572,3174 7611,3190 7650,3206 7689,3223 7728,3239 7767,3255 7807,3272">
          <text:p/>
        </draw:polyline>
        <draw:polyline draw:style-name="gr10" draw:text-style-name="P3" draw:layer="layout" svg:width="7.806cm" svg:height="3.271cm" svg:x="2.125cm" svg:y="10.006cm" svg:viewBox="0 0 7807 3272" draw:points="0,0 39,17 78,33 117,49 156,66 195,82 234,98 273,115 313,131 351,148 391,164 430,180 468,197 508,213 546,229 586,246 625,262 664,278 703,295 742,311 781,327 820,344 859,360 898,376 937,393 976,409 1015,425 1054,442 1093,458 1132,475 1171,491 1210,507 1249,524 1288,540 1327,556 1366,573 1405,589 1444,605 1483,622 1522,638 1561,654 1600,671 1639,687 1679,703 1717,720 1756,736 1796,753 1835,769 1875,785 1913,802 1953,818 1992,834 2031,851 2070,867 2108,883 2148,900 2187,916 2226,932 2265,949 2304,965 2343,981 2382,998 2421,1014 2460,1031 2499,1047 2538,1063 2577,1080 2616,1096 2655,1112 2694,1129 2733,1145 2772,1161 2811,1178 2850,1194 2889,1210 2928,1227 2967,1243 3006,1259 3045,1276 3084,1292 3123,1308 3162,1325 3201,1341 3241,1358 3279,1374 3319,1390 3357,1407 3396,1423 3436,1440 3474,1457 3514,1473 3553,1489 3592,1506 3631,1522 3670,1539 3709,1555 3748,1571 3787,1588 3826,1604 3865,1620 3904,1637 3943,1653 3982,1669 4021,1686 4060,1702 4099,1718 4138,1735 4177,1751 4216,1768 4255,1784 4294,1800 4333,1817 4372,1833 4411,1849 4450,1866 4489,1882 4528,1898 4567,1915 4606,1931 4645,1948 4684,1964 4723,1980 4762,1997 4802,2013 4840,2029 4880,2046 4918,2062 4958,2078 4997,2095 5035,2111 5075,2127 5114,2144 5153,2160 5192,2177 5231,2193 5270,2209 5309,2226 5348,2242 5387,2258 5426,2275 5465,2291 5504,2307 5543,2324 5582,2340 5621,2356 5660,2373 5699,2389 5738,2406 5777,2422 5816,2438 5855,2455 5894,2471 5933,2487 5972,2504 6011,2520 6050,2536 6089,2553 6128,2569 6167,2585 6206,2602 6246,2618 6284,2635 6323,2651 6363,2667 6401,2684 6441,2700 6479,2716 6519,2733 6558,2749 6597,2765 6636,2782 6675,2798 6714,2814 6753,2831 6792,2847 6831,2863 6870,2880 6909,2896 6948,2913 6987,2929 7026,2945 7065,2962 7104,2978 7143,2994 7182,3011 7221,3027 7260,3043 7299,3060 7338,3076 7377,3092 7416,3109 7455,3125 7494,3141 7533,3158 7572,3174 7611,3191 7650,3207 7689,3223 7728,3240 7767,3256 7807,3272">
          <text:p/>
        </draw:polyline>
        <draw:polygon draw:style-name="gr2" draw:text-style-name="P2" draw:layer="layout" svg:width="8.585cm" svg:height="6.339cm" svg:x="11.787cm" svg:y="0.874cm" svg:viewBox="0 0 8586 6340" draw:points="0,6340 8586,6340 8586,0 0,0">
          <text:p/>
        </draw:polygon>
        <draw:line draw:style-name="gr3" draw:text-style-name="P3" draw:layer="layout" svg:x1="11.787cm" svg:y1="5.927cm" svg:x2="20.372cm" svg:y2="5.927cm">
          <text:p/>
        </draw:line>
        <draw:line draw:style-name="gr3" draw:text-style-name="P3" draw:layer="layout" svg:x1="11.787cm" svg:y1="4.014cm" svg:x2="20.372cm" svg:y2="4.014cm">
          <text:p/>
        </draw:line>
        <draw:line draw:style-name="gr3" draw:text-style-name="P3" draw:layer="layout" svg:x1="11.787cm" svg:y1="2.101cm" svg:x2="20.372cm" svg:y2="2.101cm">
          <text:p/>
        </draw:line>
        <draw:line draw:style-name="gr3" draw:text-style-name="P3" draw:layer="layout" svg:x1="13.152cm" svg:y1="7.213cm" svg:x2="13.152cm" svg:y2="0.874cm">
          <text:p/>
        </draw:line>
        <draw:line draw:style-name="gr3" draw:text-style-name="P3" draw:layer="layout" svg:x1="15.104cm" svg:y1="7.213cm" svg:x2="15.104cm" svg:y2="0.874cm">
          <text:p/>
        </draw:line>
        <draw:line draw:style-name="gr3" draw:text-style-name="P3" draw:layer="layout" svg:x1="17.055cm" svg:y1="7.213cm" svg:x2="17.055cm" svg:y2="0.874cm">
          <text:p/>
        </draw:line>
        <draw:line draw:style-name="gr3" draw:text-style-name="P3" draw:layer="layout" svg:x1="19.006cm" svg:y1="7.213cm" svg:x2="19.006cm" svg:y2="0.874cm">
          <text:p/>
        </draw:line>
        <draw:line draw:style-name="gr4" draw:text-style-name="P3" draw:layer="layout" svg:x1="11.787cm" svg:y1="6.884cm" svg:x2="20.372cm" svg:y2="6.884cm">
          <text:p/>
        </draw:line>
        <draw:line draw:style-name="gr4" draw:text-style-name="P3" draw:layer="layout" svg:x1="11.787cm" svg:y1="4.97cm" svg:x2="20.372cm" svg:y2="4.97cm">
          <text:p/>
        </draw:line>
        <draw:line draw:style-name="gr4" draw:text-style-name="P3" draw:layer="layout" svg:x1="11.787cm" svg:y1="3.058cm" svg:x2="20.372cm" svg:y2="3.058cm">
          <text:p/>
        </draw:line>
        <draw:line draw:style-name="gr4" draw:text-style-name="P3" draw:layer="layout" svg:x1="11.787cm" svg:y1="1.145cm" svg:x2="20.372cm" svg:y2="1.145cm">
          <text:p/>
        </draw:line>
        <draw:line draw:style-name="gr4" draw:text-style-name="P3" draw:layer="layout" svg:x1="12.177cm" svg:y1="7.213cm" svg:x2="12.177cm" svg:y2="0.874cm">
          <text:p/>
        </draw:line>
        <draw:line draw:style-name="gr4" draw:text-style-name="P3" draw:layer="layout" svg:x1="14.128cm" svg:y1="7.213cm" svg:x2="14.128cm" svg:y2="0.874cm">
          <text:p/>
        </draw:line>
        <draw:line draw:style-name="gr4" draw:text-style-name="P3" draw:layer="layout" svg:x1="16.079cm" svg:y1="7.213cm" svg:x2="16.079cm" svg:y2="0.874cm">
          <text:p/>
        </draw:line>
        <draw:line draw:style-name="gr4" draw:text-style-name="P3" draw:layer="layout" svg:x1="18.031cm" svg:y1="7.213cm" svg:x2="18.031cm" svg:y2="0.874cm">
          <text:p/>
        </draw:line>
        <draw:line draw:style-name="gr4" draw:text-style-name="P3" draw:layer="layout" svg:x1="19.982cm" svg:y1="7.213cm" svg:x2="19.982cm" svg:y2="0.874cm">
          <text:p/>
        </draw:line>
        <draw:polyline draw:style-name="gr5" draw:text-style-name="P3" draw:layer="layout" svg:width="7.805cm" svg:height="4.491cm" svg:x="12.177cm" svg:y="1.162cm" svg:viewBox="0 0 7806 4492" draw:points="0,0 39,22 78,45 117,67 156,90 195,112 234,135 273,157 312,180 351,202 390,225 429,247 468,269 507,292 546,314 585,337 624,359 663,382 702,404 741,427 780,449 819,472 858,494 897,516 936,539 975,562 1014,584 1053,606 1092,629 1131,651 1171,674 1209,696 1249,719 1287,741 1326,763 1366,786 1404,808 1444,831 1483,853 1522,876 1561,898 1600,921 1639,943 1678,965 1717,988 1756,1011 1795,1033 1834,1055 1873,1078 1912,1101 1951,1124 1990,1146 2029,1169 2068,1191 2107,1213 2146,1236 2185,1259 2224,1281 2263,1303 2302,1326 2341,1348 2380,1371 2419,1393 2458,1416 2497,1438 2536,1461 2575,1483 2614,1506 2653,1528 2692,1550 2732,1573 2770,1595 2810,1618 2848,1640 2888,1663 2927,1685 2965,1708 3005,1730 3044,1752 3083,1775 3122,1797 3161,1820 3200,1842 3239,1865 3278,1887 3317,1910 3356,1932 3395,1955 3434,1977 3473,1999 3512,2022 3551,2045 3590,2067 3629,2089 3668,2112 3707,2134 3746,2157 3785,2179 3824,2202 3863,2224 3902,2246 3941,2269 3980,2291 4019,2314 4058,2336 4097,2359 4136,2381 4176,2404 4214,2426 4253,2448 4293,2471 4331,2494 4371,2516 4409,2538 4449,2561 4488,2583 4527,2606 4566,2628 4605,2651 4644,2673 4683,2695 4722,2718 4761,2741 4800,2763 4839,2785 4878,2808 4917,2830 4956,2853 4995,2875 5034,2898 5073,2920 5112,2943 5151,2965 5190,2988 5229,3010 5268,3032 5307,3055 5346,3077 5385,3100 5424,3122 5463,3145 5502,3167 5541,3190 5580,3212 5619,3234 5658,3257 5697,3279 5737,3302 5775,3324 5815,3347 5854,3369 5892,3392 5932,3414 5970,3437 6010,3459 6049,3481 6088,3504 6127,3527 6166,3549 6205,3571 6244,3594 6283,3616 6322,3639 6361,3661 6400,3684 6439,3706 6478,3728 6517,3751 6556,3774 6595,3796 6634,3818 6673,3841 6712,3863 6751,3886 6790,3908 6829,3930 6868,3953 6907,3976 6946,3998 6985,4020 7024,4043 7063,4065 7103,4088 7141,4110 7180,4133 7219,4155 7258,4177 7298,4200 7337,4223 7377,4245 7416,4267 7455,4290 7494,4312 7532,4335 7572,4357 7611,4380 7650,4402 7689,4425 7728,4447 7767,4470 7806,4492">
          <text:p/>
        </draw:polyline>
        <draw:polyline draw:style-name="gr6" draw:text-style-name="P3" draw:layer="layout" svg:width="7.805cm" svg:height="4.492cm" svg:x="12.177cm" svg:y="2.434cm" svg:viewBox="0 0 7806 4493" draw:points="0,0 39,23 78,46 117,68 156,90 195,113 234,135 273,158 312,180 351,203 390,225 429,247 468,270 507,292 546,315 585,337 624,360 663,382 702,405 741,427 780,449 819,472 858,495 897,517 936,539 975,562 1014,584 1053,607 1092,629 1131,652 1171,674 1209,696 1249,719 1287,742 1326,764 1366,786 1404,809 1444,831 1483,854 1522,876 1561,899 1600,921 1639,944 1678,966 1717,989 1756,1011 1795,1033 1834,1056 1873,1078 1912,1101 1951,1123 1990,1145 2029,1168 2068,1191 2107,1213 2146,1235 2185,1258 2224,1280 2263,1303 2302,1325 2341,1348 2380,1370 2419,1393 2458,1415 2497,1438 2536,1460 2575,1482 2614,1505 2653,1528 2692,1550 2732,1572 2770,1595 2810,1617 2848,1640 2888,1662 2927,1685 2965,1707 3005,1729 3044,1752 3083,1774 3122,1797 3161,1819 3200,1842 3239,1864 3278,1887 3317,1909 3356,1931 3395,1954 3434,1977 3473,1999 3512,2021 3551,2044 3590,2066 3629,2089 3668,2111 3707,2134 3746,2156 3785,2178 3824,2201 3863,2224 3902,2246 3941,2268 3980,2291 4019,2313 4058,2336 4097,2358 4136,2381 4176,2403 4214,2426 4253,2448 4293,2471 4331,2493 4371,2515 4409,2538 4449,2560 4488,2583 4527,2605 4566,2628 4605,2650 4644,2673 4683,2695 4722,2717 4761,2740 4800,2762 4839,2785 4878,2807 4917,2830 4956,2852 4995,2875 5034,2897 5073,2920 5112,2942 5151,2964 5190,2987 5229,3010 5268,3032 5307,3054 5346,3077 5385,3099 5424,3122 5463,3144 5502,3167 5541,3189 5580,3211 5619,3234 5658,3257 5697,3279 5737,3301 5775,3324 5815,3346 5854,3369 5892,3391 5932,3413 5970,3436 6010,3459 6049,3481 6088,3503 6127,3526 6166,3548 6205,3571 6244,3593 6283,3616 6322,3638 6361,3660 6400,3683 6439,3706 6478,3728 6517,3750 6556,3773 6595,3795 6634,3818 6673,3840 6712,3863 6751,3885 6790,3908 6829,3930 6868,3953 6907,3975 6946,3997 6985,4020 7024,4042 7063,4065 7103,4087 7141,4110 7180,4132 7219,4155 7258,4177 7298,4199 7337,4222 7377,4244 7416,4267 7455,4289 7494,4313 7532,4335 7572,4358 7611,4380 7650,4403 7689,4425 7728,4447 7767,4470 7806,4493">
          <text:p/>
        </draw:polyline>
        <draw:polyline draw:style-name="gr7" draw:text-style-name="P3" draw:layer="layout" svg:width="7.805cm" svg:height="2.556cm" svg:x="12.177cm" svg:y="2.815cm" svg:viewBox="0 0 7806 2557" draw:points="0,0 39,13 78,25 117,38 156,51 195,64 234,77 273,89 312,102 351,115 390,128 429,140 468,153 507,166 546,179 585,192 624,204 663,217 702,230 741,243 780,255 819,268 858,281 897,294 936,307 975,319 1014,332 1053,345 1092,358 1131,370 1171,383 1209,396 1249,409 1287,422 1326,434 1366,447 1404,460 1444,473 1483,485 1522,498 1561,511 1600,524 1639,537 1678,549 1717,562 1756,575 1795,588 1834,600 1873,613 1912,626 1951,639 1990,652 2029,664 2068,677 2107,690 2146,703 2185,715 2224,729 2263,741 2302,754 2341,767 2380,779 2419,792 2458,805 2497,818 2536,830 2575,844 2614,856 2653,869 2692,882 2732,895 2770,907 2810,920 2848,933 2888,945 2927,959 2965,971 3005,984 3044,997 3083,1010 3122,1023 3161,1036 3200,1049 3239,1062 3278,1075 3317,1087 3356,1100 3395,1113 3434,1126 3473,1138 3512,1151 3551,1164 3590,1177 3629,1190 3668,1202 3707,1215 3746,1228 3785,1241 3824,1253 3863,1266 3902,1279 3941,1292 3980,1305 4019,1317 4058,1330 4097,1343 4136,1356 4176,1368 4214,1381 4253,1394 4293,1407 4331,1420 4371,1432 4409,1445 4449,1458 4488,1471 4527,1483 4566,1496 4605,1509 4644,1522 4683,1535 4722,1547 4761,1560 4800,1573 4839,1586 4878,1598 4917,1611 4956,1624 4995,1637 5034,1650 5073,1662 5112,1675 5151,1688 5190,1701 5229,1713 5268,1726 5307,1739 5346,1752 5385,1765 5424,1778 5463,1790 5502,1803 5541,1816 5580,1829 5619,1841 5658,1854 5697,1867 5737,1880 5775,1893 5815,1905 5854,1918 5892,1931 5932,1944 5970,1956 6010,1969 6049,1982 6088,1995 6127,2008 6166,2020 6205,2033 6244,2046 6283,2059 6322,2071 6361,2084 6400,2097 6439,2110 6478,2123 6517,2135 6556,2148 6595,2161 6634,2174 6673,2186 6712,2199 6751,2212 6790,2225 6829,2238 6868,2250 6907,2263 6946,2276 6985,2289 7024,2301 7063,2314 7103,2327 7141,2340 7180,2353 7219,2365 7258,2378 7298,2391 7337,2404 7377,2416 7416,2429 7455,2442 7494,2455 7532,2468 7572,2480 7611,2493 7650,2506 7689,2519 7728,2531 7767,2545 7806,2557">
          <text:p/>
        </draw:polyline>
        <draw:polyline draw:style-name="gr8" draw:text-style-name="P3" draw:layer="layout" svg:width="7.805cm" svg:height="2.556cm" svg:x="12.177cm" svg:y="3.549cm" svg:viewBox="0 0 7806 2557" draw:points="0,0 39,12 78,25 117,38 156,51 195,64 234,76 273,89 312,102 351,115 390,128 429,140 468,153 507,166 546,179 585,191 624,204 663,217 702,230 741,243 780,256 819,268 858,281 897,295 936,307 975,320 1014,333 1053,346 1092,359 1131,372 1171,384 1209,397 1249,410 1287,423 1326,435 1366,448 1404,461 1444,474 1483,487 1522,499 1561,512 1600,525 1639,538 1678,550 1717,563 1756,576 1795,589 1834,602 1873,614 1912,627 1951,640 1990,653 2029,665 2068,678 2107,691 2146,704 2185,717 2224,729 2263,742 2302,755 2341,768 2380,780 2419,793 2458,806 2497,819 2536,832 2575,844 2614,857 2653,870 2692,883 2732,895 2770,908 2810,921 2848,934 2888,947 2927,959 2965,972 3005,985 3044,998 3083,1010 3122,1023 3161,1036 3200,1049 3239,1062 3278,1074 3317,1087 3356,1100 3395,1113 3434,1125 3473,1139 3512,1151 3551,1164 3590,1177 3629,1189 3668,1202 3707,1215 3746,1228 3785,1240 3824,1254 3863,1266 3902,1279 3941,1292 3980,1305 4019,1317 4058,1330 4097,1343 4136,1355 4176,1369 4214,1381 4253,1394 4293,1407 4331,1420 4371,1432 4409,1445 4449,1458 4488,1471 4527,1484 4566,1496 4605,1509 4644,1522 4683,1535 4722,1547 4761,1560 4800,1573 4839,1586 4878,1599 4917,1611 4956,1624 4995,1637 5034,1650 5073,1662 5112,1675 5151,1688 5190,1701 5229,1714 5268,1726 5307,1739 5346,1752 5385,1765 5424,1777 5463,1790 5502,1803 5541,1816 5580,1829 5619,1841 5658,1854 5697,1867 5737,1880 5775,1892 5815,1905 5854,1918 5892,1931 5932,1944 5970,1956 6010,1969 6049,1982 6088,1995 6127,2007 6166,2020 6205,2033 6244,2046 6283,2059 6322,2071 6361,2084 6400,2097 6439,2110 6478,2122 6517,2135 6556,2148 6595,2161 6634,2174 6673,2187 6712,2199 6751,2212 6790,2225 6829,2238 6868,2250 6907,2263 6946,2276 6985,2289 7024,2302 7063,2314 7103,2327 7141,2340 7180,2353 7219,2365 7258,2378 7298,2391 7337,2404 7377,2417 7416,2429 7455,2442 7494,2455 7532,2468 7572,2480 7611,2493 7650,2506 7689,2519 7728,2532 7767,2544 7806,2557">
          <text:p/>
        </draw:polyline>
        <draw:polyline draw:style-name="gr9" draw:text-style-name="P3" draw:layer="layout" svg:width="7.805cm" svg:height="2.556cm" svg:x="12.177cm" svg:y="2.239cm" svg:viewBox="0 0 7806 2557" draw:points="0,0 39,13 78,25 117,38 156,51 195,64 234,76 273,89 312,102 351,115 390,128 429,140 468,153 507,166 546,179 585,191 624,205 663,217 702,230 741,243 780,256 819,268 858,281 897,294 936,306 975,320 1014,332 1053,345 1092,358 1131,371 1171,383 1209,396 1249,409 1287,422 1326,435 1366,447 1404,460 1444,473 1483,486 1522,498 1561,511 1600,524 1639,537 1678,550 1717,562 1756,575 1795,588 1834,601 1873,613 1912,626 1951,639 1990,652 2029,665 2068,677 2107,690 2146,703 2185,716 2224,728 2263,741 2302,754 2341,767 2380,780 2419,792 2458,805 2497,818 2536,831 2575,843 2614,856 2653,869 2692,882 2732,895 2770,907 2810,920 2848,933 2888,946 2927,958 2965,971 3005,984 3044,997 3083,1010 3122,1022 3161,1035 3200,1048 3239,1061 3278,1073 3317,1086 3356,1099 3395,1112 3434,1125 3473,1138 3512,1150 3551,1163 3590,1176 3629,1188 3668,1201 3707,1214 3746,1227 3785,1240 3824,1253 3863,1265 3902,1278 3941,1291 3980,1304 4019,1317 4058,1329 4097,1342 4136,1355 4176,1368 4214,1380 4253,1393 4293,1406 4331,1419 4371,1432 4409,1444 4449,1457 4488,1470 4527,1483 4566,1495 4605,1508 4644,1521 4683,1534 4722,1547 4761,1559 4800,1572 4839,1585 4878,1599 4917,1611 4956,1624 4995,1637 5034,1650 5073,1663 5112,1675 5151,1688 5190,1701 5229,1714 5268,1726 5307,1739 5346,1752 5385,1765 5424,1778 5463,1790 5502,1803 5541,1816 5580,1829 5619,1841 5658,1854 5697,1867 5737,1880 5775,1893 5815,1905 5854,1918 5892,1931 5932,1944 5970,1956 6010,1969 6049,1982 6088,1995 6127,2008 6166,2021 6205,2033 6244,2046 6283,2059 6322,2071 6361,2084 6400,2097 6439,2110 6478,2123 6517,2136 6556,2148 6595,2161 6634,2174 6673,2187 6712,2199 6751,2212 6790,2225 6829,2238 6868,2251 6907,2263 6946,2276 6985,2289 7024,2302 7063,2314 7103,2327 7141,2340 7180,2353 7219,2366 7258,2378 7298,2391 7337,2404 7377,2417 7416,2429 7455,2442 7494,2455 7532,2468 7572,2481 7611,2493 7650,2506 7689,2519 7728,2532 7767,2544 7806,2557">
          <text:p/>
        </draw:polyline>
        <draw:polyline draw:style-name="gr10" draw:text-style-name="P3" draw:layer="layout" svg:width="7.805cm" svg:height="2.556cm" svg:x="12.177cm" svg:y="2.973cm" svg:viewBox="0 0 7806 2557" draw:points="0,0 39,13 78,25 117,38 156,51 195,64 234,77 273,89 312,102 351,115 390,128 429,140 468,153 507,166 546,179 585,192 624,204 663,217 702,230 741,243 780,255 819,268 858,281 897,294 936,307 975,319 1014,332 1053,345 1092,358 1131,370 1171,383 1209,396 1249,409 1287,422 1326,434 1366,447 1404,460 1444,473 1483,485 1522,498 1561,511 1600,524 1639,537 1678,549 1717,562 1756,575 1795,588 1834,600 1873,614 1912,626 1951,639 1990,652 2029,665 2068,677 2107,690 2146,703 2185,715 2224,729 2263,741 2302,754 2341,767 2380,780 2419,792 2458,805 2497,818 2536,831 2575,844 2614,856 2653,870 2692,883 2732,896 2770,908 2810,921 2848,934 2888,947 2927,960 2965,972 3005,985 3044,998 3083,1011 3122,1023 3161,1036 3200,1049 3239,1062 3278,1075 3317,1087 3356,1100 3395,1113 3434,1126 3473,1138 3512,1151 3551,1164 3590,1177 3629,1190 3668,1202 3707,1215 3746,1228 3785,1241 3824,1253 3863,1266 3902,1279 3941,1292 3980,1305 4019,1317 4058,1330 4097,1343 4136,1356 4176,1368 4214,1381 4253,1394 4293,1407 4331,1420 4371,1432 4409,1445 4449,1458 4488,1471 4527,1483 4566,1496 4605,1509 4644,1522 4683,1535 4722,1548 4761,1560 4800,1573 4839,1586 4878,1598 4917,1611 4956,1624 4995,1637 5034,1650 5073,1663 5112,1675 5151,1688 5190,1701 5229,1714 5268,1727 5307,1739 5346,1752 5385,1765 5424,1778 5463,1790 5502,1803 5541,1816 5580,1829 5619,1842 5658,1854 5697,1867 5737,1880 5775,1893 5815,1905 5854,1918 5892,1931 5932,1944 5970,1957 6010,1969 6049,1982 6088,1995 6127,2008 6166,2020 6205,2033 6244,2046 6283,2059 6322,2072 6361,2084 6400,2097 6439,2110 6478,2123 6517,2135 6556,2148 6595,2161 6634,2174 6673,2187 6712,2199 6751,2212 6790,2225 6829,2238 6868,2250 6907,2263 6946,2276 6985,2289 7024,2302 7063,2314 7103,2327 7141,2340 7180,2353 7219,2365 7258,2378 7298,2391 7337,2404 7377,2417 7416,2430 7455,2442 7494,2455 7532,2468 7572,2480 7611,2493 7650,2506 7689,2519 7728,2532 7767,2545 7806,2557">
          <text:p/>
        </draw:polyline>
        <draw:polygon draw:style-name="gr2" draw:text-style-name="P2" draw:layer="layout" svg:width="8.585cm" svg:height="6.34cm" svg:x="11.787cm" svg:y="8.088cm" svg:viewBox="0 0 8586 6341" draw:points="0,6341 8586,6341 8586,0 0,0">
          <text:p/>
        </draw:polygon>
        <draw:line draw:style-name="gr3" draw:text-style-name="P3" draw:layer="layout" svg:x1="11.787cm" svg:y1="13.837cm" svg:x2="20.372cm" svg:y2="13.837cm">
          <text:p/>
        </draw:line>
        <draw:line draw:style-name="gr3" draw:text-style-name="P3" draw:layer="layout" svg:x1="11.787cm" svg:y1="12.141cm" svg:x2="20.372cm" svg:y2="12.141cm">
          <text:p/>
        </draw:line>
        <draw:line draw:style-name="gr3" draw:text-style-name="P3" draw:layer="layout" svg:x1="11.787cm" svg:y1="10.445cm" svg:x2="20.372cm" svg:y2="10.445cm">
          <text:p/>
        </draw:line>
        <draw:line draw:style-name="gr3" draw:text-style-name="P3" draw:layer="layout" svg:x1="11.787cm" svg:y1="8.749cm" svg:x2="20.372cm" svg:y2="8.749cm">
          <text:p/>
        </draw:line>
        <draw:line draw:style-name="gr3" draw:text-style-name="P3" draw:layer="layout" svg:x1="13.152cm" svg:y1="14.428cm" svg:x2="13.152cm" svg:y2="8.088cm">
          <text:p/>
        </draw:line>
        <draw:line draw:style-name="gr3" draw:text-style-name="P3" draw:layer="layout" svg:x1="15.104cm" svg:y1="14.428cm" svg:x2="15.104cm" svg:y2="8.088cm">
          <text:p/>
        </draw:line>
        <draw:line draw:style-name="gr3" draw:text-style-name="P3" draw:layer="layout" svg:x1="17.055cm" svg:y1="14.428cm" svg:x2="17.055cm" svg:y2="8.088cm">
          <text:p/>
        </draw:line>
        <draw:line draw:style-name="gr3" draw:text-style-name="P3" draw:layer="layout" svg:x1="19.006cm" svg:y1="14.428cm" svg:x2="19.006cm" svg:y2="8.088cm">
          <text:p/>
        </draw:line>
        <draw:line draw:style-name="gr4" draw:text-style-name="P3" draw:layer="layout" svg:x1="11.787cm" svg:y1="12.989cm" svg:x2="20.372cm" svg:y2="12.989cm">
          <text:p/>
        </draw:line>
        <draw:line draw:style-name="gr4" draw:text-style-name="P3" draw:layer="layout" svg:x1="11.787cm" svg:y1="11.293cm" svg:x2="20.372cm" svg:y2="11.293cm">
          <text:p/>
        </draw:line>
        <draw:line draw:style-name="gr4" draw:text-style-name="P3" draw:layer="layout" svg:x1="11.787cm" svg:y1="9.597cm" svg:x2="20.372cm" svg:y2="9.597cm">
          <text:p/>
        </draw:line>
        <draw:line draw:style-name="gr4" draw:text-style-name="P3" draw:layer="layout" svg:x1="12.177cm" svg:y1="14.428cm" svg:x2="12.177cm" svg:y2="8.088cm">
          <text:p/>
        </draw:line>
        <draw:line draw:style-name="gr4" draw:text-style-name="P3" draw:layer="layout" svg:x1="14.128cm" svg:y1="14.428cm" svg:x2="14.128cm" svg:y2="8.088cm">
          <text:p/>
        </draw:line>
        <draw:line draw:style-name="gr4" draw:text-style-name="P3" draw:layer="layout" svg:x1="16.079cm" svg:y1="14.428cm" svg:x2="16.079cm" svg:y2="8.088cm">
          <text:p/>
        </draw:line>
        <draw:line draw:style-name="gr4" draw:text-style-name="P3" draw:layer="layout" svg:x1="18.031cm" svg:y1="14.428cm" svg:x2="18.031cm" svg:y2="8.088cm">
          <text:p/>
        </draw:line>
        <draw:line draw:style-name="gr4" draw:text-style-name="P3" draw:layer="layout" svg:x1="19.982cm" svg:y1="14.428cm" svg:x2="19.982cm" svg:y2="8.088cm">
          <text:p/>
        </draw:line>
        <draw:polyline draw:style-name="gr5" draw:text-style-name="P3" draw:layer="layout" svg:width="7.805cm" svg:height="3.982cm" svg:x="12.177cm" svg:y="8.376cm" svg:viewBox="0 0 7806 3983" draw:points="0,0 39,20 78,40 117,60 156,80 195,100 234,119 273,140 312,159 351,179 390,199 429,219 468,239 507,259 546,279 585,299 624,319 663,339 702,358 741,378 780,398 819,418 858,438 897,458 936,478 975,498 1014,518 1053,537 1092,558 1131,577 1171,597 1209,617 1249,637 1287,657 1326,677 1366,697 1404,717 1444,737 1483,757 1522,777 1561,796 1600,816 1639,836 1678,856 1717,876 1756,896 1795,916 1834,936 1873,956 1912,976 1951,995 1990,1016 2029,1035 2068,1055 2107,1075 2146,1095 2185,1115 2224,1135 2263,1155 2302,1175 2341,1195 2380,1214 2419,1234 2458,1254 2497,1274 2536,1294 2575,1314 2614,1334 2653,1354 2692,1374 2732,1394 2770,1413 2810,1434 2848,1453 2888,1473 2927,1493 2965,1513 3005,1533 3044,1553 3083,1573 3122,1594 3161,1614 3200,1634 3239,1654 3278,1673 3317,1693 3356,1713 3395,1733 3434,1753 3473,1773 3512,1793 3551,1813 3590,1832 3629,1853 3668,1872 3707,1892 3746,1912 3785,1932 3824,1952 3863,1972 3902,1992 3941,2012 3980,2032 4019,2052 4058,2072 4097,2091 4136,2111 4176,2131 4214,2151 4253,2171 4293,2191 4331,2211 4371,2231 4409,2251 4449,2271 4488,2290 4527,2310 4566,2330 4605,2350 4644,2370 4683,2390 4722,2410 4761,2430 4800,2450 4839,2470 4878,2490 4917,2509 4956,2530 4995,2549 5034,2569 5073,2589 5112,2609 5151,2629 5190,2649 5229,2669 5268,2689 5307,2708 5346,2729 5385,2748 5424,2768 5463,2788 5502,2808 5541,2828 5580,2848 5619,2868 5658,2888 5697,2908 5737,2928 5775,2948 5815,2967 5854,2987 5892,3007 5932,3027 5970,3047 6010,3067 6049,3087 6088,3107 6127,3127 6166,3147 6205,3166 6244,3186 6283,3206 6322,3226 6361,3246 6400,3266 6439,3286 6478,3306 6517,3326 6556,3346 6595,3366 6634,3385 6673,3406 6712,3425 6751,3445 6790,3465 6829,3485 6868,3505 6907,3525 6946,3545 6985,3565 7024,3584 7063,3604 7103,3624 7141,3644 7180,3664 7219,3684 7258,3704 7298,3724 7337,3744 7377,3764 7416,3784 7455,3803 7494,3824 7532,3843 7572,3863 7611,3883 7650,3903 7689,3923 7728,3943 7767,3963 7806,3983">
          <text:p/>
        </draw:polyline>
        <draw:polyline draw:style-name="gr6" draw:text-style-name="P3" draw:layer="layout" svg:width="7.805cm" svg:height="3.982cm" svg:x="12.177cm" svg:y="9.513cm" svg:viewBox="0 0 7806 3983" draw:points="0,0 39,20 78,40 117,60 156,80 195,100 234,120 273,140 312,160 351,179 390,199 429,219 468,239 507,259 546,279 585,299 624,319 663,339 702,359 741,378 780,398 819,418 858,438 897,459 936,479 975,499 1014,519 1053,539 1092,559 1131,579 1171,598 1209,618 1249,638 1287,658 1326,678 1366,698 1404,718 1444,738 1483,758 1522,778 1561,797 1600,818 1639,837 1678,857 1717,877 1756,897 1795,917 1834,937 1873,957 1912,977 1951,997 1990,1017 2029,1037 2068,1056 2107,1076 2146,1096 2185,1116 2224,1136 2263,1156 2302,1176 2341,1196 2380,1215 2419,1236 2458,1255 2497,1275 2536,1295 2575,1315 2614,1335 2653,1355 2692,1375 2732,1395 2770,1415 2810,1435 2848,1455 2888,1474 2927,1494 2965,1514 3005,1534 3044,1554 3083,1574 3122,1594 3161,1614 3200,1634 3239,1654 3278,1673 3317,1693 3356,1713 3395,1733 3434,1753 3473,1773 3512,1793 3551,1813 3590,1833 3629,1853 3668,1873 3707,1892 3746,1913 3785,1932 3824,1952 3863,1972 3902,1992 3941,2012 3980,2032 4019,2052 4058,2072 4097,2091 4136,2112 4176,2131 4214,2151 4253,2171 4293,2191 4331,2211 4371,2231 4409,2251 4449,2271 4488,2291 4527,2310 4566,2331 4605,2350 4644,2370 4683,2390 4722,2410 4761,2430 4800,2450 4839,2470 4878,2490 4917,2510 4956,2530 4995,2549 5034,2569 5073,2589 5112,2609 5151,2629 5190,2649 5229,2669 5268,2689 5307,2709 5346,2729 5385,2749 5424,2768 5463,2789 5502,2808 5541,2828 5580,2848 5619,2868 5658,2888 5697,2908 5737,2928 5775,2948 5815,2967 5854,2987 5892,3007 5932,3027 5970,3047 6010,3067 6049,3087 6088,3107 6127,3127 6166,3147 6205,3167 6244,3186 6283,3207 6322,3226 6361,3246 6400,3266 6439,3286 6478,3306 6517,3326 6556,3346 6595,3366 6634,3386 6673,3406 6712,3425 6751,3445 6790,3465 6829,3485 6868,3505 6907,3525 6946,3545 6985,3565 7024,3585 7063,3604 7103,3625 7141,3644 7180,3664 7219,3684 7258,3704 7298,3724 7337,3744 7377,3764 7416,3784 7455,3804 7494,3824 7532,3843 7572,3863 7611,3883 7650,3903 7689,3923 7728,3943 7767,3963 7806,3983">
          <text:p/>
        </draw:polyline>
        <draw:polyline draw:style-name="gr7" draw:text-style-name="P3" draw:layer="layout" svg:width="7.805cm" svg:height="2.266cm" svg:x="12.177cm" svg:y="10.171cm" svg:viewBox="0 0 7806 2267" draw:points="0,0 39,11 78,23 117,35 156,46 195,58 234,69 273,81 312,92 351,103 390,114 429,126 468,137 507,148 546,160 585,171 624,182 663,194 702,205 741,216 780,228 819,239 858,250 897,262 936,273 975,284 1014,296 1053,307 1092,318 1131,330 1171,341 1209,353 1249,364 1287,375 1326,386 1366,398 1404,409 1444,420 1483,432 1522,443 1561,454 1600,466 1639,477 1678,488 1717,500 1756,511 1795,522 1834,533 1873,545 1912,556 1951,568 1990,579 2029,590 2068,602 2107,613 2146,624 2185,636 2224,647 2263,658 2302,670 2341,681 2380,692 2419,704 2458,715 2497,726 2536,738 2575,749 2614,760 2653,772 2692,783 2732,794 2770,805 2810,817 2848,828 2888,840 2927,851 2965,862 3005,874 3044,885 3083,896 3122,908 3161,919 3200,930 3239,942 3278,953 3317,964 3356,976 3395,987 3434,998 3473,1010 3512,1021 3551,1032 3590,1044 3629,1055 3668,1066 3707,1077 3746,1089 3785,1100 3824,1112 3863,1123 3902,1134 3941,1146 3980,1157 4019,1168 4058,1179 4097,1191 4136,1202 4176,1214 4214,1225 4253,1236 4293,1248 4331,1259 4371,1270 4409,1282 4449,1293 4488,1304 4527,1316 4566,1327 4605,1338 4644,1349 4683,1361 4722,1372 4761,1384 4800,1395 4839,1406 4878,1418 4917,1429 4956,1440 4995,1451 5034,1463 5073,1474 5112,1486 5151,1497 5190,1508 5229,1519 5268,1531 5307,1542 5346,1554 5385,1565 5424,1576 5463,1588 5502,1599 5541,1610 5580,1621 5619,1633 5658,1644 5697,1656 5737,1667 5775,1678 5815,1690 5854,1701 5892,1712 5932,1723 5970,1735 6010,1746 6049,1758 6088,1769 6127,1780 6166,1791 6205,1803 6244,1814 6283,1825 6322,1837 6361,1848 6400,1860 6439,1871 6478,1882 6517,1893 6556,1905 6595,1916 6634,1928 6673,1939 6712,1950 6751,1962 6790,1973 6829,1984 6868,1995 6907,2007 6946,2018 6985,2030 7024,2041 7063,2052 7103,2063 7141,2075 7180,2086 7219,2097 7258,2109 7298,2120 7337,2132 7377,2143 7416,2154 7455,2165 7494,2177 7532,2188 7572,2200 7611,2211 7650,2222 7689,2234 7728,2245 7767,2256 7806,2267">
          <text:p/>
        </draw:polyline>
        <draw:polyline draw:style-name="gr8" draw:text-style-name="P3" draw:layer="layout" svg:width="7.805cm" svg:height="2.267cm" svg:x="12.177cm" svg:y="11.873cm" svg:viewBox="0 0 7806 2268" draw:points="0,0 39,11 78,23 117,34 156,45 195,57 234,68 273,79 312,91 351,102 390,114 429,125 468,136 507,147 546,159 585,170 624,181 663,193 702,204 741,215 780,227 819,238 858,249 897,261 936,272 975,283 1014,295 1053,306 1092,317 1131,329 1171,340 1209,351 1249,363 1287,374 1326,386 1366,397 1404,408 1444,419 1483,431 1522,442 1561,453 1600,465 1639,476 1678,487 1717,499 1756,510 1795,521 1834,533 1873,544 1912,555 1951,567 1990,578 2029,589 2068,602 2107,613 2146,624 2185,636 2224,647 2263,658 2302,670 2341,681 2380,692 2419,704 2458,715 2497,726 2536,738 2575,749 2614,760 2653,772 2692,783 2732,794 2770,806 2810,817 2848,828 2888,839 2927,851 2965,862 3005,874 3044,885 3083,896 3122,908 3161,919 3200,930 3239,942 3278,953 3317,964 3356,976 3395,987 3434,998 3473,1010 3512,1021 3551,1032 3590,1044 3629,1055 3668,1066 3707,1078 3746,1089 3785,1100 3824,1111 3863,1123 3902,1134 3941,1146 3980,1157 4019,1168 4058,1180 4097,1191 4136,1202 4176,1213 4214,1225 4253,1236 4293,1248 4331,1259 4371,1270 4409,1282 4449,1293 4488,1304 4527,1316 4566,1327 4605,1338 4644,1350 4683,1361 4722,1372 4761,1383 4800,1395 4839,1406 4878,1418 4917,1429 4956,1440 4995,1452 5034,1463 5073,1474 5112,1485 5151,1497 5190,1508 5229,1520 5268,1531 5307,1542 5346,1554 5385,1565 5424,1576 5463,1588 5502,1599 5541,1610 5580,1622 5619,1633 5658,1644 5697,1655 5737,1667 5775,1678 5815,1690 5854,1701 5892,1712 5932,1724 5970,1735 6010,1746 6049,1757 6088,1769 6127,1780 6166,1792 6205,1803 6244,1814 6283,1826 6322,1837 6361,1848 6400,1859 6439,1871 6478,1882 6517,1894 6556,1905 6595,1916 6634,1927 6673,1939 6712,1950 6751,1962 6790,1973 6829,1984 6868,1996 6907,2007 6946,2018 6985,2029 7024,2041 7063,2052 7103,2064 7141,2075 7180,2086 7219,2098 7258,2109 7298,2120 7337,2131 7377,2143 7416,2154 7455,2166 7494,2177 7532,2188 7572,2199 7611,2211 7650,2222 7689,2234 7728,2245 7767,2256 7806,2268">
          <text:p/>
        </draw:polyline>
        <draw:polyline draw:style-name="gr9" draw:text-style-name="P3" draw:layer="layout" svg:width="7.805cm" svg:height="2.267cm" svg:x="12.177cm" svg:y="9.66cm" svg:viewBox="0 0 7806 2268" draw:points="0,0 39,12 78,23 117,35 156,46 195,57 234,68 273,80 312,91 351,103 390,114 429,125 468,136 507,148 546,159 585,170 624,182 663,193 702,205 741,216 780,227 819,238 858,250 897,261 936,272 975,284 1014,295 1053,307 1092,318 1131,329 1171,340 1209,352 1249,363 1287,374 1326,386 1366,397 1404,408 1444,420 1483,431 1522,442 1561,454 1600,465 1639,477 1678,488 1717,499 1756,510 1795,522 1834,533 1873,545 1912,557 1951,568 1990,580 2029,591 2068,602 2107,613 2146,625 2185,636 2224,647 2263,659 2302,670 2341,681 2380,693 2419,704 2458,715 2497,727 2536,738 2575,750 2614,761 2653,772 2692,783 2732,795 2770,806 2810,817 2848,829 2888,840 2927,852 2965,863 3005,874 3044,885 3083,897 3122,908 3161,919 3200,931 3239,942 3278,953 3317,965 3356,976 3395,987 3434,999 3473,1010 3512,1021 3551,1033 3590,1044 3629,1055 3668,1067 3707,1078 3746,1089 3785,1101 3824,1112 3863,1124 3902,1135 3941,1146 3980,1157 4019,1169 4058,1180 4097,1191 4136,1203 4176,1214 4214,1225 4253,1237 4293,1248 4331,1259 4371,1271 4409,1282 4449,1293 4488,1305 4527,1316 4566,1327 4605,1339 4644,1350 4683,1361 4722,1373 4761,1384 4800,1395 4839,1407 4878,1418 4917,1429 4956,1441 4995,1452 5034,1463 5073,1475 5112,1486 5151,1497 5190,1509 5229,1520 5268,1531 5307,1543 5346,1554 5385,1565 5424,1576 5463,1588 5502,1599 5541,1611 5580,1622 5619,1633 5658,1645 5697,1656 5737,1667 5775,1679 5815,1690 5854,1701 5892,1713 5932,1724 5970,1735 6010,1747 6049,1758 6088,1769 6127,1781 6166,1792 6205,1803 6244,1815 6283,1826 6322,1837 6361,1848 6400,1860 6439,1871 6478,1883 6517,1894 6556,1905 6595,1917 6634,1928 6673,1939 6712,1951 6751,1962 6790,1973 6829,1985 6868,1996 6907,2007 6946,2019 6985,2030 7024,2041 7063,2053 7103,2064 7141,2075 7180,2087 7219,2098 7258,2109 7298,2120 7337,2132 7377,2143 7416,2155 7455,2166 7494,2177 7532,2189 7572,2200 7611,2211 7650,2222 7689,2234 7728,2245 7767,2257 7806,2268">
          <text:p/>
        </draw:polyline>
        <draw:polyline draw:style-name="gr10" draw:text-style-name="P3" draw:layer="layout" svg:width="7.805cm" svg:height="2.267cm" svg:x="12.177cm" svg:y="11.362cm" svg:viewBox="0 0 7806 2268" draw:points="0,0 39,12 78,23 117,34 156,46 195,57 234,69 273,80 312,91 351,102 390,114 429,125 468,137 507,148 546,159 585,171 624,182 663,193 702,204 741,216 780,227 819,239 858,250 897,261 936,272 975,284 1014,295 1053,306 1092,318 1131,329 1171,341 1209,352 1249,363 1287,374 1326,386 1366,397 1404,408 1444,420 1483,431 1522,443 1561,454 1600,465 1639,476 1678,488 1717,499 1756,511 1795,522 1834,533 1873,544 1912,556 1951,567 1990,578 2029,590 2068,601 2107,613 2146,624 2185,635 2224,646 2263,658 2302,669 2341,680 2380,692 2419,703 2458,714 2497,726 2536,737 2575,748 2614,760 2653,771 2692,783 2732,794 2770,805 2810,816 2848,828 2888,839 2927,850 2965,862 3005,873 3044,885 3083,896 3122,907 3161,918 3200,930 3239,941 3278,952 3317,964 3356,975 3395,986 3434,998 3473,1009 3512,1020 3551,1032 3590,1043 3629,1054 3668,1066 3707,1077 3746,1088 3785,1100 3824,1112 3863,1123 3902,1135 3941,1146 3980,1158 4019,1169 4058,1180 4097,1191 4136,1203 4176,1214 4214,1225 4253,1237 4293,1248 4331,1259 4371,1271 4409,1282 4449,1293 4488,1305 4527,1316 4566,1327 4605,1339 4644,1350 4683,1361 4722,1373 4761,1384 4800,1395 4839,1407 4878,1418 4917,1430 4956,1441 4995,1452 5034,1463 5073,1475 5112,1486 5151,1497 5190,1509 5229,1520 5268,1531 5307,1543 5346,1554 5385,1565 5424,1577 5463,1588 5502,1599 5541,1610 5580,1622 5619,1633 5658,1645 5697,1656 5737,1667 5775,1679 5815,1690 5854,1701 5892,1713 5932,1724 5970,1735 6010,1747 6049,1758 6088,1769 6127,1781 6166,1792 6205,1803 6244,1815 6283,1826 6322,1837 6361,1849 6400,1860 6439,1871 6478,1882 6517,1894 6556,1905 6595,1917 6634,1928 6673,1939 6712,1951 6751,1962 6790,1973 6829,1985 6868,1996 6907,2007 6946,2019 6985,2030 7024,2041 7063,2053 7103,2064 7141,2075 7180,2087 7219,2098 7258,2109 7298,2121 7337,2132 7377,2143 7416,2154 7455,2166 7494,2177 7532,2189 7572,2200 7611,2211 7650,2223 7689,2234 7728,2245 7767,2256 7806,2268">
          <text:p/>
        </draw:polyline>
        <draw:polygon draw:style-name="gr2" draw:text-style-name="P2" draw:layer="layout" svg:width="8.585cm" svg:height="6.339cm" svg:x="21.701cm" svg:y="0.874cm" svg:viewBox="0 0 8586 6340" draw:points="0,6340 8586,6340 8586,0 0,0">
          <text:p/>
        </draw:polygon>
        <draw:line draw:style-name="gr3" draw:text-style-name="P3" draw:layer="layout" svg:x1="21.701cm" svg:y1="6.37cm" svg:x2="30.286cm" svg:y2="6.37cm">
          <text:p/>
        </draw:line>
        <draw:line draw:style-name="gr3" draw:text-style-name="P3" draw:layer="layout" svg:x1="21.701cm" svg:y1="5.143cm" svg:x2="30.286cm" svg:y2="5.143cm">
          <text:p/>
        </draw:line>
        <draw:line draw:style-name="gr3" draw:text-style-name="P3" draw:layer="layout" svg:x1="21.701cm" svg:y1="3.915cm" svg:x2="30.286cm" svg:y2="3.915cm">
          <text:p/>
        </draw:line>
        <draw:line draw:style-name="gr3" draw:text-style-name="P3" draw:layer="layout" svg:x1="21.701cm" svg:y1="2.688cm" svg:x2="30.286cm" svg:y2="2.688cm">
          <text:p/>
        </draw:line>
        <draw:line draw:style-name="gr3" draw:text-style-name="P3" draw:layer="layout" svg:x1="21.701cm" svg:y1="1.46cm" svg:x2="30.286cm" svg:y2="1.46cm">
          <text:p/>
        </draw:line>
        <draw:line draw:style-name="gr3" draw:text-style-name="P3" draw:layer="layout" svg:x1="23.066cm" svg:y1="7.213cm" svg:x2="23.066cm" svg:y2="0.874cm">
          <text:p/>
        </draw:line>
        <draw:line draw:style-name="gr3" draw:text-style-name="P3" draw:layer="layout" svg:x1="25.018cm" svg:y1="7.213cm" svg:x2="25.018cm" svg:y2="0.874cm">
          <text:p/>
        </draw:line>
        <draw:line draw:style-name="gr3" draw:text-style-name="P3" draw:layer="layout" svg:x1="26.969cm" svg:y1="7.213cm" svg:x2="26.969cm" svg:y2="0.874cm">
          <text:p/>
        </draw:line>
        <draw:line draw:style-name="gr3" draw:text-style-name="P3" draw:layer="layout" svg:x1="28.92cm" svg:y1="7.213cm" svg:x2="28.92cm" svg:y2="0.874cm">
          <text:p/>
        </draw:line>
        <draw:line draw:style-name="gr4" draw:text-style-name="P3" draw:layer="layout" svg:x1="21.701cm" svg:y1="7.012cm" svg:x2="30.286cm" svg:y2="7.012cm">
          <text:p/>
        </draw:line>
        <draw:line draw:style-name="gr4" draw:text-style-name="P3" draw:layer="layout" svg:x1="21.701cm" svg:y1="5.728cm" svg:x2="30.286cm" svg:y2="5.728cm">
          <text:p/>
        </draw:line>
        <draw:line draw:style-name="gr4" draw:text-style-name="P3" draw:layer="layout" svg:x1="21.701cm" svg:y1="4.557cm" svg:x2="30.286cm" svg:y2="4.557cm">
          <text:p/>
        </draw:line>
        <draw:line draw:style-name="gr4" draw:text-style-name="P3" draw:layer="layout" svg:x1="21.701cm" svg:y1="3.273cm" svg:x2="30.286cm" svg:y2="3.273cm">
          <text:p/>
        </draw:line>
        <draw:line draw:style-name="gr4" draw:text-style-name="P3" draw:layer="layout" svg:x1="21.701cm" svg:y1="2.102cm" svg:x2="30.286cm" svg:y2="2.102cm">
          <text:p/>
        </draw:line>
        <draw:line draw:style-name="gr4" draw:text-style-name="P3" draw:layer="layout" svg:x1="22.091cm" svg:y1="7.213cm" svg:x2="22.091cm" svg:y2="0.874cm">
          <text:p/>
        </draw:line>
        <draw:line draw:style-name="gr4" draw:text-style-name="P3" draw:layer="layout" svg:x1="24.042cm" svg:y1="7.213cm" svg:x2="24.042cm" svg:y2="0.874cm">
          <text:p/>
        </draw:line>
        <draw:line draw:style-name="gr4" draw:text-style-name="P3" draw:layer="layout" svg:x1="25.993cm" svg:y1="7.213cm" svg:x2="25.993cm" svg:y2="0.874cm">
          <text:p/>
        </draw:line>
        <draw:line draw:style-name="gr4" draw:text-style-name="P3" draw:layer="layout" svg:x1="27.945cm" svg:y1="7.213cm" svg:x2="27.945cm" svg:y2="0.874cm">
          <text:p/>
        </draw:line>
        <draw:line draw:style-name="gr4" draw:text-style-name="P3" draw:layer="layout" svg:x1="29.896cm" svg:y1="7.213cm" svg:x2="29.896cm" svg:y2="0.874cm">
          <text:p/>
        </draw:line>
        <draw:polyline draw:style-name="gr5" draw:text-style-name="P3" draw:layer="layout" svg:width="7.805cm" svg:height="5.764cm" svg:x="22.091cm" svg:y="1.162cm" svg:viewBox="0 0 7806 5765" draw:points="0,0 39,29 78,58 117,86 156,115 195,144 234,173 273,202 312,231 351,259 390,288 429,317 468,346 507,375 546,403 585,432 624,461 663,490 702,519 741,547 780,576 819,605 858,634 897,663 936,692 975,720 1014,749 1054,778 1092,807 1132,836 1171,865 1209,893 1249,922 1287,951 1327,980 1366,1008 1405,1037 1444,1066 1483,1095 1522,1124 1561,1153 1600,1181 1639,1210 1678,1239 1717,1268 1756,1297 1795,1326 1834,1355 1873,1383 1912,1412 1951,1441 1990,1470 2029,1499 2068,1527 2107,1556 2146,1585 2185,1614 2224,1642 2263,1671 2302,1700 2341,1730 2380,1759 2420,1788 2458,1817 2497,1845 2536,1874 2575,1903 2615,1932 2653,1961 2693,1990 2732,2018 2771,2047 2810,2076 2848,2105 2888,2133 2927,2162 2966,2191 3005,2220 3044,2249 3083,2278 3122,2306 3161,2335 3200,2364 3239,2393 3278,2422 3317,2451 3356,2479 3395,2508 3434,2537 3473,2566 3512,2595 3551,2623 3590,2652 3629,2681 3668,2710 3707,2738 3746,2767 3785,2796 3824,2825 3863,2854 3902,2883 3941,2912 3981,2940 4019,2969 4059,2998 4097,3027 4136,3056 4176,3085 4214,3113 4254,3142 4293,3171 4332,3200 4371,3228 4410,3257 4449,3286 4488,3315 4527,3344 4566,3373 4605,3401 4644,3430 4683,3459 4722,3488 4761,3517 4800,3546 4839,3574 4878,3603 4917,3632 4956,3661 4995,3690 5034,3718 5073,3747 5112,3776 5151,3805 5190,3834 5230,3862 5269,3891 5308,3920 5347,3949 5386,3978 5425,4007 5464,4035 5503,4064 5543,4093 5581,4122 5621,4151 5659,4180 5699,4208 5738,4237 5776,4266 5816,4295 5855,4323 5894,4352 5933,4381 5972,4410 6011,4439 6050,4468 6089,4496 6128,4525 6167,4554 6206,4583 6245,4612 6284,4641 6323,4669 6362,4698 6401,4727 6440,4756 6479,4785 6518,4813 6557,4842 6596,4871 6635,4900 6674,4929 6713,4957 6752,4986 6791,5015 6830,5044 6869,5073 6908,5102 6947,5130 6987,5159 7025,5188 7064,5217 7104,5246 7142,5275 7182,5304 7220,5332 7260,5361 7299,5390 7338,5419 7377,5447 7416,5476 7455,5505 7494,5534 7533,5563 7572,5591 7611,5620 7650,5649 7689,5678 7728,5707 7767,5736 7806,5765">
          <text:p/>
        </draw:polyline>
        <draw:polyline draw:style-name="gr7" draw:text-style-name="P3" draw:layer="layout" svg:width="7.805cm" svg:height="3.281cm" svg:x="22.091cm" svg:y="3.321cm" svg:viewBox="0 0 7806 3282" draw:points="0,0 39,16 78,33 117,49 156,66 195,82 234,99 273,115 312,131 351,148 390,164 429,181 468,197 507,213 546,230 585,246 624,263 663,279 702,296 741,312 780,328 819,345 858,361 897,377 936,394 975,410 1014,427 1054,443 1092,460 1132,476 1171,492 1209,509 1249,525 1287,541 1327,558 1366,574 1405,591 1444,607 1483,624 1522,640 1561,656 1600,673 1639,689 1678,705 1717,722 1756,738 1795,755 1834,771 1873,788 1912,804 1951,820 1990,837 2029,853 2068,870 2107,886 2146,902 2185,919 2224,935 2263,952 2302,968 2341,985 2380,1001 2420,1017 2458,1034 2497,1050 2536,1066 2575,1083 2615,1099 2653,1116 2693,1132 2732,1149 2771,1165 2810,1181 2848,1198 2888,1214 2927,1230 2966,1247 3005,1263 3044,1280 3083,1296 3122,1313 3161,1329 3200,1345 3239,1362 3278,1378 3317,1394 3356,1411 3395,1427 3434,1444 3473,1460 3512,1477 3551,1493 3590,1509 3629,1526 3668,1542 3707,1558 3746,1575 3785,1591 3824,1609 3863,1625 3902,1642 3941,1658 3981,1674 4019,1691 4059,1707 4097,1724 4136,1740 4176,1756 4214,1773 4254,1789 4293,1806 4332,1822 4371,1839 4410,1855 4449,1871 4488,1888 4527,1904 4566,1920 4605,1937 4644,1953 4683,1970 4722,1986 4761,2003 4800,2019 4839,2035 4878,2052 4917,2068 4956,2084 4995,2101 5034,2117 5073,2134 5112,2150 5151,2167 5190,2183 5230,2199 5269,2216 5308,2232 5347,2248 5386,2265 5425,2281 5464,2298 5503,2314 5543,2331 5581,2347 5621,2363 5659,2380 5699,2396 5738,2412 5776,2429 5816,2445 5855,2462 5894,2478 5933,2495 5972,2511 6011,2527 6050,2544 6089,2560 6128,2577 6167,2593 6206,2609 6245,2626 6284,2642 6323,2659 6362,2675 6401,2692 6440,2708 6479,2724 6518,2741 6557,2757 6596,2773 6635,2790 6674,2806 6713,2822 6752,2839 6791,2855 6830,2872 6869,2888 6908,2905 6947,2921 6987,2937 7025,2954 7064,2970 7104,2986 7142,3003 7182,3019 7220,3036 7260,3052 7299,3069 7338,3085 7377,3101 7416,3118 7455,3134 7494,3151 7533,3167 7572,3183 7611,3200 7650,3216 7689,3233 7728,3249 7767,3266 7806,3282">
          <text:p/>
        </draw:polyline>
        <draw:polyline draw:style-name="gr9" draw:text-style-name="P3" draw:layer="layout" svg:width="7.805cm" svg:height="3.281cm" svg:x="22.091cm" svg:y="2.582cm" svg:viewBox="0 0 7806 3282" draw:points="0,0 39,16 78,33 117,49 156,66 195,82 234,99 273,115 312,131 351,148 390,164 429,180 468,197 507,213 546,230 585,246 624,263 663,279 702,295 741,312 780,328 819,344 858,361 897,377 936,394 975,410 1014,427 1054,443 1092,460 1132,476 1171,492 1209,509 1249,525 1287,541 1327,558 1366,574 1405,591 1444,607 1483,624 1522,640 1561,656 1600,673 1639,689 1678,705 1717,722 1756,738 1795,755 1834,771 1873,788 1912,804 1951,820 1990,837 2029,853 2068,869 2107,886 2146,902 2185,919 2224,935 2263,952 2302,968 2341,984 2380,1001 2420,1017 2458,1033 2497,1050 2536,1066 2575,1083 2615,1099 2653,1116 2693,1132 2732,1148 2771,1165 2810,1181 2848,1198 2888,1214 2927,1230 2966,1247 3005,1263 3044,1280 3083,1296 3122,1313 3161,1329 3200,1345 3239,1362 3278,1378 3317,1394 3356,1411 3395,1427 3434,1444 3473,1460 3512,1477 3551,1493 3590,1509 3629,1526 3668,1542 3707,1558 3746,1575 3785,1591 3824,1608 3863,1624 3902,1641 3941,1657 3981,1673 4019,1690 4059,1706 4097,1722 4136,1739 4176,1755 4214,1772 4254,1788 4293,1805 4332,1821 4371,1837 4410,1854 4449,1870 4488,1886 4527,1903 4566,1919 4605,1936 4644,1952 4683,1969 4722,1985 4761,2001 4800,2018 4839,2034 4878,2051 4917,2067 4956,2083 4995,2100 5034,2116 5073,2133 5112,2149 5151,2166 5190,2182 5230,2198 5269,2215 5308,2231 5347,2247 5386,2264 5425,2280 5464,2297 5503,2313 5543,2330 5581,2347 5621,2363 5659,2380 5699,2396 5738,2412 5776,2429 5816,2445 5855,2462 5894,2478 5933,2495 5972,2511 6011,2527 6050,2544 6089,2560 6128,2576 6167,2593 6206,2609 6245,2626 6284,2642 6323,2659 6362,2675 6401,2691 6440,2708 6479,2724 6518,2741 6557,2757 6596,2773 6635,2790 6674,2806 6713,2823 6752,2839 6791,2856 6830,2872 6869,2888 6908,2905 6947,2921 6987,2937 7025,2954 7064,2970 7104,2987 7142,3003 7182,3020 7220,3036 7260,3052 7299,3069 7338,3085 7377,3101 7416,3118 7455,3134 7494,3151 7533,3167 7572,3184 7611,3200 7650,3216 7689,3233 7728,3249 7767,3265 7806,3282">
          <text:p/>
        </draw:polyline>
        <draw:polygon draw:style-name="gr2" draw:text-style-name="P2" draw:layer="layout" svg:width="8.585cm" svg:height="6.34cm" svg:x="21.701cm" svg:y="8.088cm" svg:viewBox="0 0 8586 6341" draw:points="0,6341 8586,6341 8586,0 0,0">
          <text:p/>
        </draw:polygon>
        <draw:line draw:style-name="gr3" draw:text-style-name="P3" draw:layer="layout" svg:x1="21.701cm" svg:y1="13.623cm" svg:x2="30.286cm" svg:y2="13.623cm">
          <text:p/>
        </draw:line>
        <draw:line draw:style-name="gr3" draw:text-style-name="P3" draw:layer="layout" svg:x1="21.701cm" svg:y1="11.931cm" svg:x2="30.286cm" svg:y2="11.931cm">
          <text:p/>
        </draw:line>
        <draw:line draw:style-name="gr3" draw:text-style-name="P3" draw:layer="layout" svg:x1="21.701cm" svg:y1="10.239cm" svg:x2="30.286cm" svg:y2="10.239cm">
          <text:p/>
        </draw:line>
        <draw:line draw:style-name="gr3" draw:text-style-name="P3" draw:layer="layout" svg:x1="21.701cm" svg:y1="8.546cm" svg:x2="30.286cm" svg:y2="8.546cm">
          <text:p/>
        </draw:line>
        <draw:line draw:style-name="gr3" draw:text-style-name="P3" draw:layer="layout" svg:x1="23.066cm" svg:y1="14.428cm" svg:x2="23.066cm" svg:y2="8.088cm">
          <text:p/>
        </draw:line>
        <draw:line draw:style-name="gr3" draw:text-style-name="P3" draw:layer="layout" svg:x1="25.018cm" svg:y1="14.428cm" svg:x2="25.018cm" svg:y2="8.088cm">
          <text:p/>
        </draw:line>
        <draw:line draw:style-name="gr3" draw:text-style-name="P3" draw:layer="layout" svg:x1="26.969cm" svg:y1="14.428cm" svg:x2="26.969cm" svg:y2="8.088cm">
          <text:p/>
        </draw:line>
        <draw:line draw:style-name="gr3" draw:text-style-name="P3" draw:layer="layout" svg:x1="28.92cm" svg:y1="14.428cm" svg:x2="28.92cm" svg:y2="8.088cm">
          <text:p/>
        </draw:line>
        <draw:line draw:style-name="gr4" draw:text-style-name="P3" draw:layer="layout" svg:x1="21.701cm" svg:y1="12.777cm" svg:x2="30.286cm" svg:y2="12.777cm">
          <text:p/>
        </draw:line>
        <draw:line draw:style-name="gr4" draw:text-style-name="P3" draw:layer="layout" svg:x1="21.701cm" svg:y1="11.084cm" svg:x2="30.286cm" svg:y2="11.084cm">
          <text:p/>
        </draw:line>
        <draw:line draw:style-name="gr4" draw:text-style-name="P3" draw:layer="layout" svg:x1="21.701cm" svg:y1="9.392cm" svg:x2="30.286cm" svg:y2="9.392cm">
          <text:p/>
        </draw:line>
        <draw:line draw:style-name="gr4" draw:text-style-name="P3" draw:layer="layout" svg:x1="22.091cm" svg:y1="14.428cm" svg:x2="22.091cm" svg:y2="8.088cm">
          <text:p/>
        </draw:line>
        <draw:line draw:style-name="gr4" draw:text-style-name="P3" draw:layer="layout" svg:x1="24.042cm" svg:y1="14.428cm" svg:x2="24.042cm" svg:y2="8.088cm">
          <text:p/>
        </draw:line>
        <draw:line draw:style-name="gr4" draw:text-style-name="P3" draw:layer="layout" svg:x1="25.993cm" svg:y1="14.428cm" svg:x2="25.993cm" svg:y2="8.088cm">
          <text:p/>
        </draw:line>
        <draw:line draw:style-name="gr4" draw:text-style-name="P3" draw:layer="layout" svg:x1="27.945cm" svg:y1="14.428cm" svg:x2="27.945cm" svg:y2="8.088cm">
          <text:p/>
        </draw:line>
        <draw:line draw:style-name="gr4" draw:text-style-name="P3" draw:layer="layout" svg:x1="29.896cm" svg:y1="14.428cm" svg:x2="29.896cm" svg:y2="8.088cm">
          <text:p/>
        </draw:line>
        <draw:polyline draw:style-name="gr5" draw:text-style-name="P3" draw:layer="layout" svg:width="7.805cm" svg:height="3.973cm" svg:x="22.091cm" svg:y="8.376cm" svg:viewBox="0 0 7806 3974" draw:points="0,0 39,20 78,40 117,60 156,80 195,99 234,119 273,139 312,159 351,179 390,199 429,219 468,238 507,258 546,278 585,298 624,318 663,338 702,358 741,378 780,397 819,417 858,437 897,457 936,477 975,497 1014,517 1054,536 1092,556 1132,576 1171,596 1209,616 1249,636 1287,656 1327,675 1366,695 1405,715 1444,735 1483,755 1522,775 1561,795 1600,814 1639,835 1678,854 1717,874 1756,894 1795,914 1834,934 1873,954 1912,974 1951,993 1990,1013 2029,1033 2068,1053 2107,1073 2146,1093 2185,1113 2224,1132 2263,1152 2302,1172 2341,1192 2380,1212 2420,1232 2458,1252 2497,1271 2536,1291 2575,1311 2615,1331 2653,1351 2693,1371 2732,1391 2771,1411 2810,1430 2848,1450 2888,1470 2927,1490 2966,1510 3005,1530 3044,1550 3083,1570 3122,1590 3161,1610 3200,1630 3239,1650 3278,1670 3317,1690 3356,1709 3395,1729 3434,1749 3473,1769 3512,1789 3551,1809 3590,1829 3629,1848 3668,1868 3707,1888 3746,1908 3785,1928 3824,1948 3863,1968 3902,1988 3941,2007 3981,2027 4019,2047 4059,2067 4097,2087 4136,2107 4176,2127 4214,2146 4254,2166 4293,2186 4332,2206 4371,2226 4410,2246 4449,2266 4488,2285 4527,2306 4566,2325 4605,2345 4644,2365 4683,2385 4722,2405 4761,2424 4800,2445 4839,2464 4878,2484 4917,2504 4956,2524 4995,2544 5034,2564 5073,2584 5112,2603 5151,2623 5190,2643 5230,2663 5269,2683 5308,2703 5347,2723 5386,2742 5425,2762 5464,2782 5503,2802 5543,2822 5581,2842 5621,2862 5659,2881 5699,2901 5738,2921 5776,2941 5816,2961 5855,2981 5894,3001 5933,3021 5972,3040 6011,3060 6050,3080 6089,3100 6128,3120 6167,3140 6206,3160 6245,3179 6284,3199 6323,3219 6362,3239 6401,3259 6440,3279 6479,3299 6518,3318 6557,3338 6596,3358 6635,3378 6674,3398 6713,3418 6752,3438 6791,3457 6830,3477 6869,3497 6908,3517 6947,3537 6987,3557 7025,3577 7064,3597 7104,3616 7142,3636 7182,3656 7220,3676 7260,3696 7299,3716 7338,3736 7377,3755 7416,3775 7455,3795 7494,3815 7533,3835 7572,3855 7611,3875 7650,3894 7689,3915 7728,3934 7767,3954 7806,3974">
          <text:p/>
        </draw:polyline>
        <draw:polyline draw:style-name="gr6" draw:text-style-name="P3" draw:layer="layout" svg:width="7.805cm" svg:height="3.973cm" svg:x="22.091cm" svg:y="10.167cm" svg:viewBox="0 0 7806 3974" draw:points="0,0 39,19 78,39 117,59 156,79 195,99 234,119 273,139 312,159 351,178 390,198 429,218 468,238 507,258 546,278 585,298 624,317 663,337 702,357 741,377 780,397 819,417 858,437 897,456 936,477 975,496 1014,516 1054,536 1092,556 1132,576 1171,595 1209,616 1249,635 1287,655 1327,675 1366,695 1405,715 1444,735 1483,755 1522,774 1561,794 1600,814 1639,834 1678,854 1717,874 1756,893 1795,913 1834,933 1873,953 1912,973 1951,993 1990,1013 2029,1032 2068,1053 2107,1072 2146,1092 2185,1112 2224,1132 2263,1152 2302,1171 2341,1192 2380,1211 2420,1231 2458,1251 2497,1271 2536,1291 2575,1311 2615,1331 2653,1350 2693,1370 2732,1390 2771,1410 2810,1430 2848,1450 2888,1470 2927,1489 2966,1509 3005,1529 3044,1549 3083,1569 3122,1589 3161,1609 3200,1628 3239,1648 3278,1668 3317,1688 3356,1708 3395,1728 3434,1748 3473,1768 3512,1787 3551,1807 3590,1827 3629,1847 3668,1867 3707,1887 3746,1907 3785,1926 3824,1946 3863,1966 3902,1986 3941,2006 3981,2026 4019,2046 4059,2065 4097,2086 4136,2105 4176,2125 4214,2145 4254,2165 4293,2185 4332,2204 4371,2225 4410,2244 4449,2264 4488,2284 4527,2304 4566,2324 4605,2344 4644,2364 4683,2383 4722,2403 4761,2423 4800,2443 4839,2463 4878,2483 4917,2503 4956,2522 4995,2542 5034,2562 5073,2582 5112,2602 5151,2622 5190,2642 5230,2662 5269,2681 5308,2701 5347,2721 5386,2741 5425,2761 5464,2781 5503,2801 5543,2820 5581,2840 5621,2860 5659,2880 5699,2900 5738,2920 5776,2940 5816,2959 5855,2979 5894,2999 5933,3019 5972,3039 6011,3059 6050,3079 6089,3098 6128,3118 6167,3138 6206,3158 6245,3178 6284,3198 6323,3218 6362,3237 6401,3257 6440,3277 6479,3297 6518,3317 6557,3337 6596,3357 6635,3377 6674,3396 6713,3416 6752,3436 6791,3456 6830,3476 6869,3496 6908,3516 6947,3535 6987,3555 7025,3575 7064,3595 7104,3615 7142,3635 7182,3655 7220,3674 7260,3695 7299,3714 7338,3734 7377,3755 7416,3775 7455,3795 7494,3814 7533,3835 7572,3854 7611,3874 7650,3894 7689,3914 7728,3934 7767,3954 7806,3974">
          <text:p/>
        </draw:polyline>
        <draw:polyline draw:style-name="gr7" draw:text-style-name="P3" draw:layer="layout" svg:width="7.805cm" svg:height="2.262cm" svg:x="22.091cm" svg:y="9.996cm" svg:viewBox="0 0 7806 2263" draw:points="0,0 39,11 78,23 117,34 156,45 195,57 234,68 273,80 312,91 351,102 390,113 429,125 468,136 507,147 546,159 585,170 624,182 663,193 702,205 741,216 780,227 819,239 858,250 897,261 936,272 975,284 1014,295 1054,307 1092,318 1132,329 1171,341 1209,352 1249,363 1287,374 1327,386 1366,397 1405,408 1444,420 1483,431 1522,442 1561,453 1600,465 1639,476 1678,487 1717,499 1756,510 1795,522 1834,533 1873,544 1912,555 1951,567 1990,578 2029,589 2068,601 2107,612 2146,623 2185,634 2224,646 2263,657 2302,668 2341,680 2380,691 2420,702 2458,714 2497,725 2536,736 2575,748 2615,759 2653,770 2693,782 2732,793 2771,804 2810,815 2848,827 2888,838 2927,849 2966,861 3005,872 3044,883 3083,894 3122,906 3161,917 3200,929 3239,940 3278,951 3317,962 3356,974 3395,985 3434,996 3473,1008 3512,1019 3551,1030 3590,1042 3629,1053 3668,1064 3707,1075 3746,1087 3785,1098 3824,1109 3863,1121 3902,1132 3941,1143 3981,1155 4019,1166 4059,1177 4097,1189 4136,1200 4176,1211 4214,1222 4254,1234 4293,1245 4332,1256 4371,1268 4410,1279 4449,1290 4488,1302 4527,1313 4566,1324 4605,1335 4644,1347 4683,1358 4722,1370 4761,1381 4800,1392 4839,1403 4878,1415 4917,1426 4956,1437 4995,1449 5034,1460 5073,1471 5112,1482 5151,1494 5190,1505 5230,1516 5269,1528 5308,1539 5347,1550 5386,1562 5425,1573 5464,1584 5503,1596 5543,1607 5581,1618 5621,1630 5659,1641 5699,1652 5738,1663 5776,1675 5816,1686 5855,1697 5894,1709 5933,1720 5972,1731 6011,1742 6050,1754 6089,1765 6128,1776 6167,1788 6206,1799 6245,1811 6284,1822 6323,1833 6362,1844 6401,1856 6440,1867 6479,1878 6518,1890 6557,1901 6596,1912 6635,1923 6674,1935 6713,1946 6752,1957 6791,1969 6830,1980 6869,1991 6908,2003 6947,2014 6987,2025 7025,2037 7064,2048 7104,2059 7142,2071 7182,2082 7220,2093 7260,2104 7299,2116 7338,2127 7377,2138 7416,2150 7455,2161 7494,2172 7533,2183 7572,2195 7611,2206 7650,2218 7689,2229 7728,2240 7767,2252 7806,2263">
          <text:p/>
        </draw:polyline>
        <draw:polyline draw:style-name="gr8" draw:text-style-name="P3" draw:layer="layout" svg:width="7.805cm" svg:height="2.262cm" svg:x="22.091cm" svg:y="11.758cm" svg:viewBox="0 0 7806 2263" draw:points="0,0 39,11 78,23 117,34 156,45 195,56 234,68 273,79 312,91 351,102 390,113 429,124 468,136 507,147 546,158 585,170 624,181 663,192 702,203 741,215 780,226 819,237 858,249 897,260 936,271 975,283 1014,294 1054,305 1092,317 1132,328 1171,339 1209,351 1249,362 1287,373 1327,384 1366,396 1405,407 1444,418 1483,430 1522,441 1561,452 1600,463 1639,475 1678,486 1717,498 1756,509 1795,520 1834,532 1873,543 1912,554 1951,565 1990,577 2029,588 2068,599 2107,611 2146,622 2185,633 2224,644 2263,656 2302,667 2341,679 2380,691 2420,702 2458,714 2497,725 2536,736 2575,747 2615,759 2653,770 2693,781 2732,793 2771,804 2810,815 2848,826 2888,838 2927,849 2966,860 3005,872 3044,883 3083,894 3122,905 3161,917 3200,928 3239,940 3278,951 3317,962 3356,974 3395,985 3434,996 3473,1007 3512,1019 3551,1030 3590,1041 3629,1053 3668,1064 3707,1075 3746,1086 3785,1098 3824,1109 3863,1120 3902,1132 3941,1143 3981,1155 4019,1166 4059,1177 4097,1188 4136,1200 4176,1211 4214,1222 4254,1234 4293,1245 4332,1256 4371,1267 4410,1279 4449,1290 4488,1301 4527,1313 4566,1324 4605,1335 4644,1346 4683,1358 4722,1369 4761,1381 4800,1392 4839,1403 4878,1415 4917,1426 4956,1437 4995,1448 5034,1460 5073,1471 5112,1482 5151,1494 5190,1505 5230,1516 5269,1527 5308,1539 5347,1550 5386,1561 5425,1573 5464,1584 5503,1595 5543,1607 5581,1618 5621,1629 5659,1641 5699,1652 5738,1663 5776,1675 5816,1686 5855,1697 5894,1708 5933,1720 5972,1731 6011,1742 6050,1754 6089,1765 6128,1776 6167,1788 6206,1799 6245,1810 6284,1822 6323,1833 6362,1844 6401,1855 6440,1867 6479,1878 6518,1889 6557,1901 6596,1912 6635,1923 6674,1935 6713,1946 6752,1957 6791,1968 6830,1980 6869,1991 6908,2003 6947,2014 6987,2025 7025,2036 7064,2048 7104,2059 7142,2070 7182,2082 7220,2093 7260,2104 7299,2115 7338,2127 7377,2138 7416,2149 7455,2161 7494,2172 7533,2183 7572,2195 7611,2206 7650,2217 7689,2229 7728,2240 7767,2251 7806,2263">
          <text:p/>
        </draw:polyline>
        <draw:polyline draw:style-name="gr9" draw:text-style-name="P3" draw:layer="layout" svg:width="7.805cm" svg:height="2.261cm" svg:x="22.091cm" svg:y="9.487cm" svg:viewBox="0 0 7806 2262" draw:points="0,0 39,11 78,22 117,34 156,45 195,56 234,67 273,79 312,90 351,102 390,113 429,124 468,136 507,147 546,158 585,169 624,181 663,192 702,203 741,215 780,226 819,237 858,248 897,260 936,271 975,282 1014,294 1054,305 1092,317 1132,328 1171,339 1209,350 1249,362 1287,373 1327,384 1366,396 1405,407 1444,418 1483,429 1522,441 1561,452 1600,463 1639,475 1678,486 1717,497 1756,508 1795,520 1834,531 1873,543 1912,554 1951,565 1990,577 2029,588 2068,599 2107,610 2146,622 2185,633 2224,644 2263,656 2302,667 2341,678 2380,690 2420,702 2458,713 2497,724 2536,736 2575,747 2615,759 2653,770 2693,781 2732,792 2771,804 2810,815 2848,826 2888,838 2927,849 2966,860 3005,871 3044,883 3083,894 3122,905 3161,917 3200,928 3239,939 3278,951 3317,962 3356,973 3395,985 3434,996 3473,1007 3512,1019 3551,1030 3590,1041 3629,1052 3668,1064 3707,1075 3746,1086 3785,1098 3824,1109 3863,1120 3902,1131 3941,1143 3981,1154 4019,1166 4059,1177 4097,1188 4136,1199 4176,1211 4214,1222 4254,1233 4293,1245 4332,1256 4371,1267 4410,1279 4449,1290 4488,1301 4527,1312 4566,1324 4605,1335 4644,1346 4683,1358 4722,1369 4761,1380 4800,1392 4839,1403 4878,1414 4917,1426 4956,1437 4995,1448 5034,1459 5073,1471 5112,1482 5151,1493 5190,1505 5230,1516 5269,1527 5308,1539 5347,1550 5386,1561 5425,1572 5464,1584 5503,1595 5543,1607 5581,1618 5621,1629 5659,1640 5699,1652 5738,1663 5776,1674 5816,1686 5855,1697 5894,1708 5933,1719 5972,1731 6011,1742 6050,1753 6089,1765 6128,1776 6167,1787 6206,1799 6245,1810 6284,1821 6323,1833 6362,1844 6401,1855 6440,1867 6479,1878 6518,1889 6557,1900 6596,1912 6635,1923 6674,1934 6713,1946 6752,1957 6791,1968 6830,1979 6869,1991 6908,2002 6947,2013 6987,2025 7025,2036 7064,2048 7104,2059 7142,2070 7182,2081 7220,2093 7260,2104 7299,2115 7338,2127 7377,2138 7416,2149 7455,2160 7494,2172 7533,2183 7572,2194 7611,2206 7650,2217 7689,2228 7728,2240 7767,2251 7806,2262">
          <text:p/>
        </draw:polyline>
        <draw:polyline draw:style-name="gr10" draw:text-style-name="P3" draw:layer="layout" svg:width="7.805cm" svg:height="2.261cm" svg:x="22.091cm" svg:y="11.249cm" svg:viewBox="0 0 7806 2262" draw:points="0,0 39,11 78,22 117,33 156,45 195,56 234,67 273,79 312,90 351,101 390,113 429,124 468,135 507,147 546,158 585,169 624,181 663,192 702,203 741,214 780,226 819,237 858,248 897,260 936,271 975,282 1014,293 1054,305 1092,316 1132,328 1171,339 1209,350 1249,361 1287,373 1327,384 1366,395 1405,407 1444,418 1483,429 1522,440 1561,452 1600,463 1639,474 1678,486 1717,497 1756,508 1795,520 1834,531 1873,542 1912,554 1951,565 1990,576 2029,588 2068,599 2107,610 2146,621 2185,633 2224,644 2263,655 2302,667 2341,678 2380,689 2420,700 2458,712 2497,723 2536,735 2575,746 2615,757 2653,769 2693,780 2732,791 2771,802 2810,814 2848,825 2888,836 2927,848 2966,859 3005,870 3044,881 3083,893 3122,904 3161,915 3200,927 3239,938 3278,950 3317,961 3356,972 3395,983 3434,995 3473,1006 3512,1017 3551,1029 3590,1040 3629,1051 3668,1062 3707,1074 3746,1085 3785,1096 3824,1108 3863,1119 3902,1130 3941,1141 3981,1153 4019,1164 4059,1176 4097,1188 4136,1199 4176,1211 4214,1222 4254,1233 4293,1244 4332,1256 4371,1267 4410,1278 4449,1290 4488,1301 4527,1312 4566,1323 4605,1335 4644,1346 4683,1357 4722,1369 4761,1380 4800,1392 4839,1403 4878,1414 4917,1425 4956,1437 4995,1448 5034,1459 5073,1471 5112,1482 5151,1493 5190,1504 5230,1516 5269,1527 5308,1538 5347,1550 5386,1561 5425,1572 5464,1583 5503,1595 5543,1606 5581,1618 5621,1629 5659,1640 5699,1652 5738,1663 5776,1674 5816,1685 5855,1697 5894,1708 5933,1719 5972,1731 6011,1742 6050,1753 6089,1764 6128,1776 6167,1787 6206,1798 6245,1810 6284,1821 6323,1833 6362,1844 6401,1855 6440,1866 6479,1878 6518,1889 6557,1900 6596,1912 6635,1923 6674,1934 6713,1945 6752,1957 6791,1968 6830,1979 6869,1991 6908,2002 6947,2013 6987,2025 7025,2036 7064,2047 7104,2059 7142,2070 7182,2081 7220,2092 7260,2104 7299,2115 7338,2126 7377,2138 7416,2149 7455,2160 7494,2172 7533,2183 7572,2194 7611,2205 7650,2217 7689,2228 7728,2240 7767,2251 7806,2262">
          <text:p/>
        </draw:polyline>
        <draw:polygon draw:style-name="gr11" draw:text-style-name="P4" draw:layer="layout" svg:width="8.585cm" svg:height="0.681cm" svg:x="1.735cm" svg:y="7.407cm" svg:viewBox="0 0 8586 682" draw:points="0,682 8586,682 8586,0 0,0">
          <text:p/>
        </draw:polygon>
        <draw:polygon draw:style-name="gr11" draw:text-style-name="P4" draw:layer="layout" svg:width="8.585cm" svg:height="0.681cm" svg:x="11.787cm" svg:y="7.407cm" svg:viewBox="0 0 8586 682" draw:points="0,682 8586,682 8586,0 0,0">
          <text:p/>
        </draw:polygon>
        <draw:frame draw:style-name="gr12" draw:text-style-name="P6" draw:layer="layout" svg:width="0.692cm" svg:height="0.56cm" svg:x="5.683cm" svg:y="7.442cm">
          <draw:text-box>
            <text:p text:style-name="P5"><text:span text:style-name="T1">K20</text:span></text:p>
          </draw:text-box>
        </draw:frame>
        <draw:polygon draw:style-name="gr11" draw:text-style-name="P4" draw:layer="layout" svg:width="8.585cm" svg:height="0.681cm" svg:x="21.701cm" svg:y="7.407cm" svg:viewBox="0 0 8586 682" draw:points="0,682 8586,682 8586,0 0,0">
          <text:p/>
        </draw:polygon>
        <draw:frame draw:style-name="gr12" draw:text-style-name="P6" draw:layer="layout" svg:width="1.124cm" svg:height="0.56cm" svg:x="15.519cm" svg:y="7.442cm">
          <draw:text-box>
            <text:p text:style-name="P5"><text:span text:style-name="T1">TitanX</text:span></text:p>
          </draw:text-box>
        </draw:frame>
        <draw:polygon draw:style-name="gr11" draw:text-style-name="P4" draw:layer="layout" svg:width="8.585cm" svg:height="0.682cm" svg:x="1.735cm" svg:y="0.192cm" svg:viewBox="0 0 8586 683" draw:points="0,683 8586,683 8586,0 0,0">
          <text:p/>
        </draw:polygon>
        <draw:frame draw:style-name="gr12" draw:text-style-name="P6" draw:layer="layout" svg:width="1.124cm" svg:height="0.56cm" svg:x="25.433cm" svg:y="7.442cm">
          <draw:text-box>
            <text:p text:style-name="P5"><text:span text:style-name="T1">TitanV</text:span></text:p>
          </draw:text-box>
        </draw:frame>
        <draw:polygon draw:style-name="gr11" draw:text-style-name="P4" draw:layer="layout" svg:width="8.585cm" svg:height="0.682cm" svg:x="11.787cm" svg:y="0.192cm" svg:viewBox="0 0 8586 683" draw:points="0,683 8586,683 8586,0 0,0">
          <text:p/>
        </draw:polygon>
        <draw:frame draw:style-name="gr12" draw:text-style-name="P6" draw:layer="layout" svg:width="1.467cm" svg:height="0.56cm" svg:x="5.295cm" svg:y="0.228cm">
          <draw:text-box>
            <text:p text:style-name="P5"><text:span text:style-name="T1">XeonPhi</text:span></text:p>
          </draw:text-box>
        </draw:frame>
        <draw:polygon draw:style-name="gr11" draw:text-style-name="P4" draw:layer="layout" svg:width="8.585cm" svg:height="0.682cm" svg:x="21.701cm" svg:y="0.192cm" svg:viewBox="0 0 8586 683" draw:points="0,683 8586,683 8586,0 0,0">
          <text:p/>
        </draw:polygon>
        <draw:frame draw:style-name="gr12" draw:text-style-name="P6" draw:layer="layout" svg:width="1.89cm" svg:height="0.56cm" svg:x="15.136cm" svg:y="0.228cm">
          <draw:text-box>
            <text:p text:style-name="P5"><text:span text:style-name="T1">CPU+GPU</text:span></text:p>
          </draw:text-box>
        </draw:frame>
        <draw:line draw:style-name="gr13" draw:text-style-name="P3" draw:layer="layout" svg:x1="2.125cm" svg:y1="14.524cm" svg:x2="2.125cm" svg:y2="14.428cm">
          <text:p/>
        </draw:line>
        <draw:line draw:style-name="gr13" draw:text-style-name="P3" draw:layer="layout" svg:x1="4.077cm" svg:y1="14.524cm" svg:x2="4.077cm" svg:y2="14.428cm">
          <text:p/>
        </draw:line>
        <draw:line draw:style-name="gr13" draw:text-style-name="P3" draw:layer="layout" svg:x1="6.028cm" svg:y1="14.524cm" svg:x2="6.028cm" svg:y2="14.428cm">
          <text:p/>
        </draw:line>
        <draw:line draw:style-name="gr13" draw:text-style-name="P3" draw:layer="layout" svg:x1="7.979cm" svg:y1="14.524cm" svg:x2="7.979cm" svg:y2="14.428cm">
          <text:p/>
        </draw:line>
        <draw:line draw:style-name="gr13" draw:text-style-name="P3" draw:layer="layout" svg:x1="9.931cm" svg:y1="14.524cm" svg:x2="9.931cm" svg:y2="14.428cm">
          <text:p/>
        </draw:line>
        <draw:frame draw:style-name="gr12" draw:text-style-name="P6" draw:layer="layout" svg:width="1.06cm" svg:height="0.56cm" svg:x="25.466cm" svg:y="0.228cm">
          <draw:text-box>
            <text:p text:style-name="P5"><text:span text:style-name="T1">FPGA</text:span></text:p>
          </draw:text-box>
        </draw:frame>
        <draw:frame draw:style-name="gr14" draw:text-style-name="P7" draw:layer="layout" svg:width="0.692cm" svg:height="0.708cm" svg:x="1.783cm" svg:y="14.39cm">
          <draw:text-box>
            <text:p text:style-name="P5"><text:span text:style-name="T2">0.0</text:span></text:p>
          </draw:text-box>
        </draw:frame>
        <draw:frame draw:style-name="gr14" draw:text-style-name="P7" draw:layer="layout" svg:width="0.692cm" svg:height="0.708cm" svg:x="3.734cm" svg:y="14.39cm">
          <draw:text-box>
            <text:p text:style-name="P5"><text:span text:style-name="T2">0.5</text:span></text:p>
          </draw:text-box>
        </draw:frame>
        <draw:frame draw:style-name="gr14" draw:text-style-name="P7" draw:layer="layout" svg:width="0.692cm" svg:height="0.708cm" svg:x="5.685cm" svg:y="14.39cm">
          <draw:text-box>
            <text:p text:style-name="P5"><text:span text:style-name="T2">1.0</text:span></text:p>
          </draw:text-box>
        </draw:frame>
        <draw:frame draw:style-name="gr14" draw:text-style-name="P7" draw:layer="layout" svg:width="0.692cm" svg:height="0.708cm" svg:x="7.636cm" svg:y="14.39cm">
          <draw:text-box>
            <text:p text:style-name="P5"><text:span text:style-name="T2">1.5</text:span></text:p>
          </draw:text-box>
        </draw:frame>
        <draw:line draw:style-name="gr13" draw:text-style-name="P3" draw:layer="layout" svg:x1="12.177cm" svg:y1="14.524cm" svg:x2="12.177cm" svg:y2="14.428cm">
          <text:p/>
        </draw:line>
        <draw:line draw:style-name="gr13" draw:text-style-name="P3" draw:layer="layout" svg:x1="14.128cm" svg:y1="14.524cm" svg:x2="14.128cm" svg:y2="14.428cm">
          <text:p/>
        </draw:line>
        <draw:line draw:style-name="gr13" draw:text-style-name="P3" draw:layer="layout" svg:x1="16.079cm" svg:y1="14.524cm" svg:x2="16.079cm" svg:y2="14.428cm">
          <text:p/>
        </draw:line>
        <draw:line draw:style-name="gr13" draw:text-style-name="P3" draw:layer="layout" svg:x1="18.031cm" svg:y1="14.524cm" svg:x2="18.031cm" svg:y2="14.428cm">
          <text:p/>
        </draw:line>
        <draw:line draw:style-name="gr13" draw:text-style-name="P3" draw:layer="layout" svg:x1="19.982cm" svg:y1="14.524cm" svg:x2="19.982cm" svg:y2="14.428cm">
          <text:p/>
        </draw:line>
        <draw:frame draw:style-name="gr14" draw:text-style-name="P7" draw:layer="layout" svg:width="0.692cm" svg:height="0.708cm" svg:x="9.588cm" svg:y="14.39cm">
          <draw:text-box>
            <text:p text:style-name="P5"><text:span text:style-name="T2">2.0</text:span></text:p>
          </draw:text-box>
        </draw:frame>
        <draw:frame draw:style-name="gr14" draw:text-style-name="P7" draw:layer="layout" svg:width="0.692cm" svg:height="0.708cm" svg:x="11.834cm" svg:y="14.39cm">
          <draw:text-box>
            <text:p text:style-name="P5"><text:span text:style-name="T2">0.0</text:span></text:p>
          </draw:text-box>
        </draw:frame>
        <draw:frame draw:style-name="gr14" draw:text-style-name="P7" draw:layer="layout" svg:width="0.692cm" svg:height="0.708cm" svg:x="13.785cm" svg:y="14.39cm">
          <draw:text-box>
            <text:p text:style-name="P5"><text:span text:style-name="T2">0.5</text:span></text:p>
          </draw:text-box>
        </draw:frame>
        <draw:frame draw:style-name="gr14" draw:text-style-name="P7" draw:layer="layout" svg:width="0.692cm" svg:height="0.708cm" svg:x="15.736cm" svg:y="14.39cm">
          <draw:text-box>
            <text:p text:style-name="P5"><text:span text:style-name="T2">1.0</text:span></text:p>
          </draw:text-box>
        </draw:frame>
        <draw:frame draw:style-name="gr14" draw:text-style-name="P7" draw:layer="layout" svg:width="0.692cm" svg:height="0.708cm" svg:x="17.688cm" svg:y="14.39cm">
          <draw:text-box>
            <text:p text:style-name="P5"><text:span text:style-name="T2">1.5</text:span></text:p>
          </draw:text-box>
        </draw:frame>
        <draw:line draw:style-name="gr13" draw:text-style-name="P3" draw:layer="layout" svg:x1="22.091cm" svg:y1="14.524cm" svg:x2="22.091cm" svg:y2="14.428cm">
          <text:p/>
        </draw:line>
        <draw:line draw:style-name="gr13" draw:text-style-name="P3" draw:layer="layout" svg:x1="24.042cm" svg:y1="14.524cm" svg:x2="24.042cm" svg:y2="14.428cm">
          <text:p/>
        </draw:line>
        <draw:line draw:style-name="gr13" draw:text-style-name="P3" draw:layer="layout" svg:x1="25.993cm" svg:y1="14.524cm" svg:x2="25.993cm" svg:y2="14.428cm">
          <text:p/>
        </draw:line>
        <draw:line draw:style-name="gr13" draw:text-style-name="P3" draw:layer="layout" svg:x1="27.945cm" svg:y1="14.524cm" svg:x2="27.945cm" svg:y2="14.428cm">
          <text:p/>
        </draw:line>
        <draw:line draw:style-name="gr13" draw:text-style-name="P3" draw:layer="layout" svg:x1="29.896cm" svg:y1="14.524cm" svg:x2="29.896cm" svg:y2="14.428cm">
          <text:p/>
        </draw:line>
        <draw:frame draw:style-name="gr14" draw:text-style-name="P7" draw:layer="layout" svg:width="0.692cm" svg:height="0.708cm" svg:x="19.639cm" svg:y="14.39cm">
          <draw:text-box>
            <text:p text:style-name="P5"><text:span text:style-name="T2">2.0</text:span></text:p>
          </draw:text-box>
        </draw:frame>
        <draw:frame draw:style-name="gr14" draw:text-style-name="P7" draw:layer="layout" svg:width="0.692cm" svg:height="0.708cm" svg:x="21.748cm" svg:y="14.39cm">
          <draw:text-box>
            <text:p text:style-name="P5"><text:span text:style-name="T2">0.0</text:span></text:p>
          </draw:text-box>
        </draw:frame>
        <draw:frame draw:style-name="gr14" draw:text-style-name="P7" draw:layer="layout" svg:width="0.692cm" svg:height="0.708cm" svg:x="23.699cm" svg:y="14.39cm">
          <draw:text-box>
            <text:p text:style-name="P5"><text:span text:style-name="T2">0.5</text:span></text:p>
          </draw:text-box>
        </draw:frame>
        <draw:frame draw:style-name="gr14" draw:text-style-name="P7" draw:layer="layout" svg:width="0.692cm" svg:height="0.708cm" svg:x="25.65cm" svg:y="14.39cm">
          <draw:text-box>
            <text:p text:style-name="P5"><text:span text:style-name="T2">1.0</text:span></text:p>
          </draw:text-box>
        </draw:frame>
        <draw:frame draw:style-name="gr14" draw:text-style-name="P7" draw:layer="layout" svg:width="0.692cm" svg:height="0.708cm" svg:x="27.602cm" svg:y="14.39cm">
          <draw:text-box>
            <text:p text:style-name="P5"><text:span text:style-name="T2">1.5</text:span></text:p>
          </draw:text-box>
        </draw:frame>
        <draw:frame draw:style-name="gr14" draw:text-style-name="P7" draw:layer="layout" svg:width="0.692cm" svg:height="0.708cm" svg:x="29.553cm" svg:y="14.39cm">
          <draw:text-box>
            <text:p text:style-name="P5"><text:span text:style-name="T2">2.0</text:span></text:p>
          </draw:text-box>
        </draw:frame>
        <draw:frame draw:style-name="gr14" draw:text-style-name="P7" draw:layer="layout" svg:width="0.692cm" svg:height="0.708cm" svg:x="20.84cm" svg:y="6.623cm">
          <draw:text-box>
            <text:p text:style-name="P5"><text:span text:style-name="T2">0.3</text:span></text:p>
          </draw:text-box>
        </draw:frame>
        <draw:frame draw:style-name="gr14" draw:text-style-name="P7" draw:layer="layout" svg:width="0.692cm" svg:height="0.708cm" svg:x="20.84cm" svg:y="5.339cm">
          <draw:text-box>
            <text:p text:style-name="P5"><text:span text:style-name="T2">1.0</text:span></text:p>
          </draw:text-box>
        </draw:frame>
        <draw:frame draw:style-name="gr14" draw:text-style-name="P7" draw:layer="layout" svg:width="0.692cm" svg:height="0.708cm" svg:x="20.84cm" svg:y="4.168cm">
          <draw:text-box>
            <text:p text:style-name="P5"><text:span text:style-name="T2">3.0</text:span></text:p>
          </draw:text-box>
        </draw:frame>
        <draw:frame draw:style-name="gr14" draw:text-style-name="P7" draw:layer="layout" svg:width="0.967cm" svg:height="0.708cm" svg:x="20.566cm" svg:y="2.884cm">
          <draw:text-box>
            <text:p text:style-name="P5"><text:span text:style-name="T2">10.0</text:span></text:p>
          </draw:text-box>
        </draw:frame>
        <draw:line draw:style-name="gr13" draw:text-style-name="P3" draw:layer="layout" svg:x1="21.604cm" svg:y1="7.012cm" svg:x2="21.701cm" svg:y2="7.012cm">
          <text:p/>
        </draw:line>
        <draw:line draw:style-name="gr13" draw:text-style-name="P3" draw:layer="layout" svg:x1="21.604cm" svg:y1="5.728cm" svg:x2="21.701cm" svg:y2="5.728cm">
          <text:p/>
        </draw:line>
        <draw:line draw:style-name="gr13" draw:text-style-name="P3" draw:layer="layout" svg:x1="21.604cm" svg:y1="4.557cm" svg:x2="21.701cm" svg:y2="4.557cm">
          <text:p/>
        </draw:line>
        <draw:line draw:style-name="gr13" draw:text-style-name="P3" draw:layer="layout" svg:x1="21.604cm" svg:y1="3.273cm" svg:x2="21.701cm" svg:y2="3.273cm">
          <text:p/>
        </draw:line>
        <draw:line draw:style-name="gr13" draw:text-style-name="P3" draw:layer="layout" svg:x1="21.604cm" svg:y1="2.102cm" svg:x2="21.701cm" svg:y2="2.102cm">
          <text:p/>
        </draw:line>
        <draw:frame draw:style-name="gr14" draw:text-style-name="P7" draw:layer="layout" svg:width="0.967cm" svg:height="0.708cm" svg:x="20.566cm" svg:y="1.713cm">
          <draw:text-box>
            <text:p text:style-name="P5"><text:span text:style-name="T2">30.0</text:span></text:p>
          </draw:text-box>
        </draw:frame>
        <draw:frame draw:style-name="gr14" draw:text-style-name="P7" draw:layer="layout" svg:width="0.493cm" svg:height="0.708cm" svg:x="21.252cm" svg:y="12.388cm">
          <draw:text-box>
            <text:p text:style-name="P5"><text:span text:style-name="T2">1</text:span></text:p>
          </draw:text-box>
        </draw:frame>
        <draw:frame draw:style-name="gr14" draw:text-style-name="P7" draw:layer="layout" svg:width="0.552cm" svg:height="0.708cm" svg:x="20.978cm" svg:y="10.695cm">
          <draw:text-box>
            <text:p text:style-name="P5"><text:span text:style-name="T2">10</text:span></text:p>
          </draw:text-box>
        </draw:frame>
        <draw:line draw:style-name="gr13" draw:text-style-name="P3" draw:layer="layout" svg:x1="21.604cm" svg:y1="12.777cm" svg:x2="21.701cm" svg:y2="12.777cm">
          <text:p/>
        </draw:line>
        <draw:line draw:style-name="gr13" draw:text-style-name="P3" draw:layer="layout" svg:x1="21.604cm" svg:y1="11.084cm" svg:x2="21.701cm" svg:y2="11.084cm">
          <text:p/>
        </draw:line>
        <draw:line draw:style-name="gr13" draw:text-style-name="P3" draw:layer="layout" svg:x1="21.604cm" svg:y1="9.392cm" svg:x2="21.701cm" svg:y2="9.392cm">
          <text:p/>
        </draw:line>
        <draw:frame draw:style-name="gr14" draw:text-style-name="P7" draw:layer="layout" svg:width="0.828cm" svg:height="0.708cm" svg:x="20.703cm" svg:y="9.003cm">
          <draw:text-box>
            <text:p text:style-name="P5"><text:span text:style-name="T2">100</text:span></text:p>
          </draw:text-box>
        </draw:frame>
        <draw:frame draw:style-name="gr14" draw:text-style-name="P7" draw:layer="layout" svg:width="0.493cm" svg:height="0.708cm" svg:x="11.338cm" svg:y="6.495cm">
          <draw:text-box>
            <text:p text:style-name="P5"><text:span text:style-name="T2">1</text:span></text:p>
          </draw:text-box>
        </draw:frame>
        <draw:frame draw:style-name="gr14" draw:text-style-name="P7" draw:layer="layout" svg:width="0.552cm" svg:height="0.708cm" svg:x="11.064cm" svg:y="4.581cm">
          <draw:text-box>
            <text:p text:style-name="P5"><text:span text:style-name="T2">10</text:span></text:p>
          </draw:text-box>
        </draw:frame>
        <draw:frame draw:style-name="gr14" draw:text-style-name="P7" draw:layer="layout" svg:width="0.828cm" svg:height="0.708cm" svg:x="10.789cm" svg:y="2.668cm">
          <draw:text-box>
            <text:p text:style-name="P5"><text:span text:style-name="T2">100</text:span></text:p>
          </draw:text-box>
        </draw:frame>
        <draw:line draw:style-name="gr13" draw:text-style-name="P3" draw:layer="layout" svg:x1="11.69cm" svg:y1="6.884cm" svg:x2="11.787cm" svg:y2="6.884cm">
          <text:p/>
        </draw:line>
        <draw:line draw:style-name="gr13" draw:text-style-name="P3" draw:layer="layout" svg:x1="11.69cm" svg:y1="4.97cm" svg:x2="11.787cm" svg:y2="4.97cm">
          <text:p/>
        </draw:line>
        <draw:line draw:style-name="gr13" draw:text-style-name="P3" draw:layer="layout" svg:x1="11.69cm" svg:y1="3.058cm" svg:x2="11.787cm" svg:y2="3.058cm">
          <text:p/>
        </draw:line>
        <draw:line draw:style-name="gr13" draw:text-style-name="P3" draw:layer="layout" svg:x1="11.69cm" svg:y1="1.145cm" svg:x2="11.787cm" svg:y2="1.145cm">
          <text:p/>
        </draw:line>
        <draw:frame draw:style-name="gr14" draw:text-style-name="P7" draw:layer="layout" svg:width="1.103cm" svg:height="0.708cm" svg:x="10.515cm" svg:y="0.755cm">
          <draw:text-box>
            <text:p text:style-name="P5"><text:span text:style-name="T2">1000</text:span></text:p>
          </draw:text-box>
        </draw:frame>
        <draw:frame draw:style-name="gr14" draw:text-style-name="P7" draw:layer="layout" svg:width="0.493cm" svg:height="0.708cm" svg:x="11.338cm" svg:y="12.6cm">
          <draw:text-box>
            <text:p text:style-name="P5"><text:span text:style-name="T2">1</text:span></text:p>
          </draw:text-box>
        </draw:frame>
        <draw:frame draw:style-name="gr14" draw:text-style-name="P7" draw:layer="layout" svg:width="0.552cm" svg:height="0.708cm" svg:x="11.064cm" svg:y="10.904cm">
          <draw:text-box>
            <text:p text:style-name="P5"><text:span text:style-name="T2">10</text:span></text:p>
          </draw:text-box>
        </draw:frame>
        <draw:line draw:style-name="gr13" draw:text-style-name="P3" draw:layer="layout" svg:x1="11.69cm" svg:y1="12.989cm" svg:x2="11.787cm" svg:y2="12.989cm">
          <text:p/>
        </draw:line>
        <draw:line draw:style-name="gr13" draw:text-style-name="P3" draw:layer="layout" svg:x1="11.69cm" svg:y1="11.293cm" svg:x2="11.787cm" svg:y2="11.293cm">
          <text:p/>
        </draw:line>
        <draw:line draw:style-name="gr13" draw:text-style-name="P3" draw:layer="layout" svg:x1="11.69cm" svg:y1="9.597cm" svg:x2="11.787cm" svg:y2="9.597cm">
          <text:p/>
        </draw:line>
        <draw:frame draw:style-name="gr14" draw:text-style-name="P7" draw:layer="layout" svg:width="0.828cm" svg:height="0.708cm" svg:x="10.789cm" svg:y="9.208cm">
          <draw:text-box>
            <text:p text:style-name="P5"><text:span text:style-name="T2">100</text:span></text:p>
          </draw:text-box>
        </draw:frame>
        <draw:frame draw:style-name="gr14" draw:text-style-name="P7" draw:layer="layout" svg:width="0.493cm" svg:height="0.708cm" svg:x="1.287cm" svg:y="6.005cm">
          <draw:text-box>
            <text:p text:style-name="P5"><text:span text:style-name="T2">1</text:span></text:p>
          </draw:text-box>
        </draw:frame>
        <draw:frame draw:style-name="gr14" draw:text-style-name="P7" draw:layer="layout" svg:width="0.552cm" svg:height="0.708cm" svg:x="1.012cm" svg:y="4.037cm">
          <draw:text-box>
            <text:p text:style-name="P5"><text:span text:style-name="T2">10</text:span></text:p>
          </draw:text-box>
        </draw:frame>
        <draw:line draw:style-name="gr13" draw:text-style-name="P3" draw:layer="layout" svg:x1="1.638cm" svg:y1="6.394cm" svg:x2="1.735cm" svg:y2="6.394cm">
          <text:p/>
        </draw:line>
        <draw:line draw:style-name="gr13" draw:text-style-name="P3" draw:layer="layout" svg:x1="1.638cm" svg:y1="4.427cm" svg:x2="1.735cm" svg:y2="4.427cm">
          <text:p/>
        </draw:line>
        <draw:line draw:style-name="gr13" draw:text-style-name="P3" draw:layer="layout" svg:x1="1.638cm" svg:y1="2.459cm" svg:x2="1.735cm" svg:y2="2.459cm">
          <text:p/>
        </draw:line>
        <draw:frame draw:style-name="gr14" draw:text-style-name="P7" draw:layer="layout" svg:width="0.828cm" svg:height="0.708cm" svg:x="0.738cm" svg:y="2.07cm">
          <draw:text-box>
            <text:p text:style-name="P5"><text:span text:style-name="T2">100</text:span></text:p>
          </draw:text-box>
        </draw:frame>
        <draw:frame draw:style-name="gr14" draw:text-style-name="P7" draw:layer="layout" svg:width="0.493cm" svg:height="0.708cm" svg:x="1.287cm" svg:y="13.736cm">
          <draw:text-box>
            <text:p text:style-name="P5"><text:span text:style-name="T2">1</text:span></text:p>
          </draw:text-box>
        </draw:frame>
        <draw:frame draw:style-name="gr14" draw:text-style-name="P7" draw:layer="layout" svg:width="0.552cm" svg:height="0.708cm" svg:x="1.012cm" svg:y="11.288cm">
          <draw:text-box>
            <text:p text:style-name="P5"><text:span text:style-name="T2">10</text:span></text:p>
          </draw:text-box>
        </draw:frame>
        <draw:line draw:style-name="gr13" draw:text-style-name="P3" draw:layer="layout" svg:x1="1.638cm" svg:y1="14.125cm" svg:x2="1.735cm" svg:y2="14.125cm">
          <text:p/>
        </draw:line>
        <draw:line draw:style-name="gr13" draw:text-style-name="P3" draw:layer="layout" svg:x1="1.638cm" svg:y1="11.678cm" svg:x2="1.735cm" svg:y2="11.678cm">
          <text:p/>
        </draw:line>
        <draw:line draw:style-name="gr13" draw:text-style-name="P3" draw:layer="layout" svg:x1="1.638cm" svg:y1="9.23cm" svg:x2="1.735cm" svg:y2="9.23cm">
          <text:p/>
        </draw:line>
        <draw:frame draw:style-name="gr14" draw:text-style-name="P7" draw:layer="layout" svg:width="0.828cm" svg:height="0.708cm" svg:x="0.738cm" svg:y="8.841cm">
          <draw:text-box>
            <text:p text:style-name="P5"><text:span text:style-name="T2">100</text:span></text:p>
          </draw:text-box>
        </draw:frame>
        <draw:frame draw:style-name="gr14" draw:text-style-name="P7" draw:layer="layout" svg:width="5.268cm" svg:height="0.708cm" svg:x="13.39cm" svg:y="14.934cm">
          <draw:text-box>
            <text:p text:style-name="P5"><text:span text:style-name="T3">Concrete Thickness (m)</text:span></text:p>
          </draw:text-box>
        </draw:frame>
        <draw:frame draw:style-name="gr14" draw:text-style-name="P7" draw:layer="layout" svg:width="5.162cm" svg:height="0.708cm" draw:transform="rotate (1.5707963267949) translate (-0.019cm 10.2cm)">
          <draw:text-box>
            <text:p text:style-name="P5"><text:span text:style-name="T3">Average FIT Rate [a.u.]</text:span></text:p>
          </draw:text-box>
        </draw:frame>
        <draw:polygon draw:style-name="gr15" draw:text-style-name="P8" draw:layer="layout" svg:width="1.1cm" svg:height="0.609cm" svg:x="11.016cm" svg:y="16.284cm" svg:viewBox="0 0 1101 610" draw:points="0,610 1101,610 1101,0 0,0">
          <text:p/>
        </draw:polygon>
        <draw:line draw:style-name="gr5" draw:text-style-name="P3" draw:layer="layout" svg:x1="11.126cm" svg:y1="16.588cm" svg:x2="12.006cm" svg:y2="16.588cm">
          <text:p/>
        </draw:line>
        <draw:polygon draw:style-name="gr15" draw:text-style-name="P8" draw:layer="layout" svg:width="1.1cm" svg:height="0.61cm" svg:x="11.016cm" svg:y="16.893cm" svg:viewBox="0 0 1101 611" draw:points="0,611 1101,611 1101,0 0,0">
          <text:p/>
        </draw:polygon>
        <draw:line draw:style-name="gr6" draw:text-style-name="P3" draw:layer="layout" svg:x1="11.126cm" svg:y1="17.198cm" svg:x2="12.006cm" svg:y2="17.198cm">
          <text:p/>
        </draw:line>
        <draw:polygon draw:style-name="gr15" draw:text-style-name="P8" draw:layer="layout" svg:width="1.1cm" svg:height="0.609cm" svg:x="15.178cm" svg:y="16.284cm" svg:viewBox="0 0 1101 610" draw:points="0,610 1101,610 1101,0 0,0">
          <text:p/>
        </draw:polygon>
        <draw:line draw:style-name="gr16" draw:text-style-name="P3" draw:layer="layout" svg:x1="15.288cm" svg:y1="16.588cm" svg:x2="16.168cm" svg:y2="16.588cm">
          <text:p/>
        </draw:line>
        <draw:polygon draw:style-name="gr15" draw:text-style-name="P8" draw:layer="layout" svg:width="1.1cm" svg:height="0.61cm" svg:x="15.178cm" svg:y="16.893cm" svg:viewBox="0 0 1101 611" draw:points="0,611 1101,611 1101,0 0,0">
          <text:p/>
        </draw:polygon>
        <draw:line draw:style-name="gr17" draw:text-style-name="P3" draw:layer="layout" svg:x1="15.288cm" svg:y1="17.198cm" svg:x2="16.168cm" svg:y2="17.198cm">
          <text:p/>
        </draw:line>
        <draw:polygon draw:style-name="gr15" draw:text-style-name="P8" draw:layer="layout" svg:width="1.099cm" svg:height="0.609cm" svg:x="18.638cm" svg:y="16.284cm" svg:viewBox="0 0 1100 610" draw:points="0,610 1100,610 1100,0 0,0">
          <text:p/>
        </draw:polygon>
        <draw:line draw:style-name="gr18" draw:text-style-name="P3" draw:layer="layout" svg:x1="18.748cm" svg:y1="16.588cm" svg:x2="19.628cm" svg:y2="16.588cm">
          <text:p/>
        </draw:line>
        <draw:polygon draw:style-name="gr15" draw:text-style-name="P8" draw:layer="layout" svg:width="1.099cm" svg:height="0.61cm" svg:x="18.638cm" svg:y="16.893cm" svg:viewBox="0 0 1100 611" draw:points="0,611 1100,611 1100,0 0,0">
          <text:p/>
        </draw:polygon>
        <draw:line draw:style-name="gr19" draw:text-style-name="P3" draw:layer="layout" svg:x1="18.748cm" svg:y1="17.198cm" svg:x2="19.628cm" svg:y2="17.198cm">
          <text:p/>
        </draw:line>
        <draw:frame draw:style-name="gr20" draw:text-style-name="P6" draw:layer="layout" svg:width="0.819cm" svg:height="0.56cm" svg:x="12.116cm" svg:y="16.283cm">
          <draw:text-box>
            <text:p text:style-name="P5"><text:span text:style-name="T4">SDC</text:span></text:p>
          </draw:text-box>
        </draw:frame>
        <draw:frame draw:style-name="gr20" draw:text-style-name="P6" draw:layer="layout" svg:width="0.819cm" svg:height="0.56cm" svg:x="12.116cm" svg:y="16.892cm">
          <draw:text-box>
            <text:p text:style-name="P5"><text:span text:style-name="T4">DUE</text:span></text:p>
          </draw:text-box>
        </draw:frame>
        <draw:frame draw:style-name="gr20" draw:text-style-name="P6" draw:layer="layout" svg:width="0.819cm" svg:height="0.56cm" svg:x="16.278cm" svg:y="16.283cm">
          <draw:text-box>
            <text:p text:style-name="P5"><text:span text:style-name="T4">SDC</text:span></text:p>
          </draw:text-box>
        </draw:frame>
        <draw:frame draw:style-name="gr20" draw:text-style-name="P6" draw:layer="layout" svg:width="0.819cm" svg:height="0.56cm" svg:x="16.278cm" svg:y="16.892cm">
          <draw:text-box>
            <text:p text:style-name="P5"><text:span text:style-name="T4">DUE</text:span></text:p>
          </draw:text-box>
        </draw:frame>
        <draw:frame draw:style-name="gr20" draw:text-style-name="P6" draw:layer="layout" svg:width="0.819cm" svg:height="0.56cm" svg:x="19.738cm" svg:y="16.283cm">
          <draw:text-box>
            <text:p text:style-name="P5"><text:span text:style-name="T4">SDC</text:span></text:p>
          </draw:text-box>
        </draw:frame>
        <draw:frame draw:style-name="gr20" draw:text-style-name="P6" draw:layer="layout" svg:width="0.819cm" svg:height="0.56cm" svg:x="19.738cm" svg:y="16.892cm">
          <draw:text-box>
            <text:p text:style-name="P5"><text:span text:style-name="T4">DUE</text:span></text:p>
          </draw:text-box>
        </draw:frame>
        <draw:frame draw:style-name="gr21" draw:text-style-name="P9" draw:layer="layout" svg:width="2.54cm" svg:height="0.635cm" svg:x="10.879cm" svg:y="15.727cm">
          <draw:text-box>
            <text:p><text:span text:style-name="T4">High Energy</text:span></text:p>
          </draw:text-box>
        </draw:frame>
        <draw:frame draw:style-name="gr22" draw:text-style-name="P9" draw:layer="layout" svg:width="1.651cm" svg:height="0.56cm" svg:x="15.316cm" svg:y="15.731cm">
          <draw:text-box>
            <text:p><text:span text:style-name="T4">Thermal</text:span></text:p>
          </draw:text-box>
        </draw:frame>
        <draw:frame draw:style-name="gr21" draw:text-style-name="P9" draw:layer="layout" svg:width="2.667cm" svg:height="0.635cm" svg:x="18.272cm" svg:y="15.731cm">
          <draw:text-box>
            <text:p><text:span text:style-name="T4">Thunderstor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stroke-dash30" draw:style="rect" draw:dots1="1" draw:dots1-length="0.082cm" draw:distance="0.248cm"/>
    <draw:stroke-dash draw:name="stroke-dash32" draw:style="rect" draw:dots1="1" draw:dots1-length="0.082cm" draw:distance="0.248cm"/>
    <draw:stroke-dash draw:name="stroke-dash33" draw:style="rect" draw:dots1="1" draw:dots1-length="0.082cm" draw:dots2="1" draw:dots2-length="0.331cm" draw:distance="0.248cm"/>
    <draw:stroke-dash draw:name="stroke-dash35" draw:style="rect" draw:dots1="1" draw:dots1-length="0.082cm" draw:dots2="1" draw:dots2-length="0.331cm" draw:distance="0.24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30.48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4-05T14:37:41.742354150</dc:date>
    <meta:editing-duration>PT22S</meta:editing-duration>
    <meta:editing-cycles>1</meta:editing-cycles>
    <meta:document-statistic meta:object-count="243"/>
    <meta:generator>LibreOffice/6.1.5.2$Linux_X86_64 LibreOffice_project/10$Build-2</meta:generator>
  </office:meta>
</office:document-meta>
</file>